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2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09" table:style-name="ce46">
            <text:p><text:s text:c="2"/>10 309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82" table:style-name="ce46">
            <text:p><text:s text:c="2"/>11 5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01" table:style-name="ce46">
            <text:p><text:s text:c="2"/>1 001</text:p>
          </table:table-cell>
          <table:table-cell office:value-type="float" office:value="3341" table:style-name="ce46">
            <text:p><text:s text:c="2"/>3 34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73" table:style-name="ce46">
            <text:p><text:s text:c="2"/>10 0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05" table:style-name="ce46">
            <text:p><text:s text:c="2"/>16 0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2" table:style-name="ce46">
            <text:p><text:s text:c="2"/>3 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9" table:style-name="ce46">
            <text:p><text:s text:c="2"/>4 2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27" table:style-name="ce46">
            <text:p><text:s text:c="2"/>27 8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9" table:style-name="ce46">
            <text:p><text:s text:c="2"/>1 6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17" table:style-name="ce46">
            <text:p><text:s text:c="2"/>10 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486" table:style-name="ce46">
            <text:p><text:s text:c="2"/>41 486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185" table:style-name="ce46">
            <text:p><text:s text:c="2"/>1 18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78" table:style-name="ce46">
            <text:p><text:s text:c="2"/>18 5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97" table:style-name="ce46">
            <text:p><text:s text:c="2"/>5 6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78" table:style-name="ce46">
            <text:p><text:s text:c="2"/>26 67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2823" table:style-name="ce47">
            <text:p><text:s text:c="2"/>2 823</text:p>
          </table:table-cell>
          <table:table-cell office:value-type="float" office:value="748" table:style-name="ce47">
            <text:p><text:s text:c="3"/>74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6" table:style-name="ce47">
            <text:p><text:s text:c="2"/>2 3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67" table:style-name="ce47">
            <text:p><text:s text:c="2"/>4 4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534" table:style-name="ce47">
            <text:p><text:s text:c="2"/>1 5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19" table:style-name="ce47">
            <text:p><text:s text:c="2"/>13 91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86" table:style-name="ce47">
            <text:p><text:s text:c="2"/>6 7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30" table:style-name="ce47">
            <text:p><text:s text:c="2"/>7 33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68" table:style-name="ce47">
            <text:p><text:s text:c="2"/>6 4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89" table:style-name="ce47">
            <text:p><text:s text:c="2"/>6 68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11" table:style-name="ce47">
            <text:p><text:s text:c="2"/>2 1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01" table:style-name="ce47">
            <text:p><text:s text:c="2"/>3 10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1493" table:style-name="ce47">
            <text:p><text:s text:c="2"/>1 49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443" table:style-name="ce47">
            <text:p><text:s text:c="2"/>37 4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490" table:style-name="ce47">
            <text:p><text:s text:c="2"/>39 4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22" table:style-name="ce46">
            <text:p><text:s text:c="2"/>11 8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24" table:style-name="ce46">
            <text:p><text:s text:c="2"/>13 02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41" table:style-name="ce46">
            <text:p><text:s text:c="2"/>6 0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31" table:style-name="ce46">
            <text:p><text:s text:c="2"/>6 2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340" table:style-name="ce46">
            <text:p><text:s text:c="2"/>1 34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35" table:style-name="ce46">
            <text:p><text:s text:c="2"/>8 9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0" table:style-name="ce46">
            <text:p><text:s text:c="2"/>1 0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04" table:style-name="ce46">
            <text:p><text:s text:c="2"/>12 4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066" table:style-name="ce46">
            <text:p><text:s text:c="2"/>1 066</text:p>
          </table:table-cell>
          <table:table-cell office:value-type="float" office:value="1434" table:style-name="ce46">
            <text:p><text:s text:c="2"/>1 434</text:p>
          </table:table-cell>
          <table:table-cell office:value-type="float" office:value="2578" table:style-name="ce46">
            <text:p><text:s text:c="2"/>2 57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896" table:style-name="ce46">
            <text:p><text:s text:c="2"/>3 896</text:p>
          </table:table-cell>
          <table:table-cell office:value-type="float" office:value="3703" table:style-name="ce46">
            <text:p><text:s text:c="2"/>3 7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3" table:style-name="ce46">
            <text:p><text:s text:c="2"/>1 713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23" table:style-name="ce46">
            <text:p><text:s text:c="2"/>17 02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0" table:style-name="ce46">
            <text:p><text:s text:c="2"/>2 2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88" table:style-name="ce47">
            <text:p><text:s text:c="2"/>7 088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2" table:style-name="ce47">
            <text:p><text:s text:c="2"/>1 0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39" table:style-name="ce47">
            <text:p><text:s text:c="2"/>8 83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4064" table:style-name="ce47">
            <text:p><text:s text:c="2"/>4 064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50" table:style-name="ce47">
            <text:p><text:s text:c="2"/>6 450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9727" table:style-name="ce47">
            <text:p><text:s text:c="2"/>9 7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212" table:style-name="ce47">
            <text:p><text:s text:c="2"/>24 21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247" table:style-name="ce47">
            <text:p><text:s text:c="2"/>7 247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227" table:style-name="ce47">
            <text:p><text:s text:c="2"/>119 2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4" table:style-name="ce47">
            <text:p><text:s text:c="2"/>1 53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89" table:style-name="ce47">
            <text:p><text:s text:c="2"/>8 4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204" table:style-name="ce47">
            <text:p><text:s text:c="2"/>140 20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2" table:style-name="ce47">
            <text:p><text:s text:c="2"/>1 30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3796" table:style-name="ce47">
            <text:p><text:s text:c="2"/>13 7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21" table:style-name="ce47">
            <text:p><text:s text:c="2"/>15 32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42" table:style-name="ce47">
            <text:p><text:s text:c="3"/>8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089" table:style-name="ce47">
            <text:p><text:s text:c="2"/>2 089</text:p>
          </table:table-cell>
          <table:table-cell office:value-type="float" office:value="8481" table:style-name="ce47">
            <text:p><text:s text:c="2"/>8 4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16" table:style-name="ce47">
            <text:p><text:s text:c="2"/>11 5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31" table:style-name="ce46">
            <text:p><text:s text:c="2"/>1 3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1" table:style-name="ce46">
            <text:p><text:s text:c="2"/>1 8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3" table:style-name="ce46">
            <text:p><text:s text:c="2"/>2 5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4" table:style-name="ce46">
            <text:p><text:s text:c="3"/>9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7308" table:style-name="ce46">
            <text:p><text:s text:c="2"/>7 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29" table:style-name="ce46">
            <text:p><text:s text:c="2"/>17 8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2" table:style-name="ce46">
            <text:p><text:s text:c="2"/>3 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0" table:style-name="ce46">
            <text:p><text:s text:c="2"/>3 92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1" table:style-name="ce46">
            <text:p><text:s text:c="2"/>1 4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065" table:style-name="ce46">
            <text:p><text:s text:c="2"/>2 0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67" table:style-name="ce46">
            <text:p><text:s text:c="2"/>4 5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2" table:style-name="ce46">
            <text:p><text:s text:c="3"/>82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44" table:style-name="ce46">
            <text:p><text:s text:c="2"/>5 7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6" table:style-name="ce46">
            <text:p><text:s text:c="3"/>626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04" table:style-name="ce46">
            <text:p><text:s text:c="2"/>7 40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99" table:style-name="ce47">
            <text:p><text:s text:c="2"/>3 2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9" table:style-name="ce47">
            <text:p><text:s text:c="2"/>1 0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993" table:style-name="ce47">
            <text:p><text:s text:c="3"/>9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72" table:style-name="ce47">
            <text:p><text:s text:c="2"/>5 97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2323" table:style-name="ce23">
            <text:p><text:s text:c="2"/>2 323</text:p>
          </table:table-cell>
          <table:table-cell office:value-type="float" office:value="5748" table:style-name="ce23">
            <text:p><text:s text:c="2"/>5 748</text:p>
          </table:table-cell>
          <table:table-cell office:value-type="float" office:value="1315" table:style-name="ce23">
            <text:p><text:s text:c="2"/>1 3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80" table:style-name="ce23">
            <text:p><text:s text:c="3"/>6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12" table:style-name="ce23">
            <text:p><text:s text:c="2"/>12 71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01" table:style-name="ce47">
            <text:p><text:s text:c="2"/>1 901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49" table:style-name="ce47">
            <text:p><text:s text:c="2"/>1 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89" table:style-name="ce47">
            <text:p><text:s text:c="2"/>4 58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059" table:style-name="ce47">
            <text:p><text:s text:c="2"/>1 05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28" table:style-name="ce47">
            <text:p><text:s text:c="2"/>4 0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84" table:style-name="ce47">
            <text:p><text:s text:c="2"/>9 0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9" table:style-name="ce47">
            <text:p><text:s text:c="2"/>1 46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325" table:style-name="ce47">
            <text:p><text:s text:c="2"/>2 3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88" table:style-name="ce47">
            <text:p><text:s text:c="2"/>19 48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493" table:style-name="ce47">
            <text:p><text:s text:c="2"/>1 4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9" table:style-name="ce47">
            <text:p><text:s text:c="2"/>2 3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6" table:style-name="ce46">
            <text:p><text:s text:c="2"/>1 65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6" table:style-name="ce46">
            <text:p><text:s text:c="2"/>2 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44" table:style-name="ce46">
            <text:p><text:s text:c="2"/>5 944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7" table:style-name="ce46">
            <text:p><text:s text:c="2"/>2 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587" table:style-name="ce46">
            <text:p><text:s text:c="2"/>1 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07" table:style-name="ce46">
            <text:p><text:s text:c="2"/>15 4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9165" table:style-name="ce46">
            <text:p><text:s text:c="2"/>9 165</text:p>
          </table:table-cell>
          <table:table-cell office:value-type="float" office:value="735" table:style-name="ce46">
            <text:p><text:s text:c="3"/>7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75" table:style-name="ce46">
            <text:p><text:s text:c="2"/>6 3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18" table:style-name="ce46">
            <text:p><text:s text:c="2"/>18 4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5" table:style-name="ce46">
            <text:p><text:s text:c="2"/>1 7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2" table:style-name="ce46">
            <text:p><text:s text:c="2"/>3 522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3397" table:style-name="ce46">
            <text:p><text:s text:c="2"/>3 3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198" table:style-name="ce46">
            <text:p><text:s text:c="2"/>1 198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21" table:style-name="ce46">
            <text:p><text:s text:c="2"/>12 72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914" table:style-name="ce46">
            <text:p><text:s text:c="2"/>8 9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32662" table:style-name="ce46">
            <text:p><text:s text:c="2"/>32 6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77" table:style-name="ce46">
            <text:p><text:s text:c="2"/>43 17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2" table:style-name="ce47">
            <text:p><text:s text:c="2"/>1 1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2" table:style-name="ce47">
            <text:p><text:s text:c="2"/>1 11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08" table:style-name="ce47">
            <text:p><text:s text:c="2"/>7 508</text:p>
          </table:table-cell>
          <table:table-cell office:value-type="float" office:value="4547" table:style-name="ce47">
            <text:p><text:s text:c="2"/>4 54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95" table:style-name="ce47">
            <text:p><text:s text:c="2"/>12 49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06" table:style-name="ce47">
            <text:p><text:s text:c="2"/>3 406</text:p>
          </table:table-cell>
          <table:table-cell office:value-type="float" office:value="13618" table:style-name="ce47">
            <text:p><text:s text:c="2"/>13 618</text:p>
          </table:table-cell>
          <table:table-cell office:value-type="float" office:value="2900" table:style-name="ce47">
            <text:p><text:s text:c="2"/>2 9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54" table:style-name="ce47">
            <text:p><text:s text:c="2"/>1 95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219" table:style-name="ce47">
            <text:p><text:s text:c="2"/>1 2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40" table:style-name="ce47">
            <text:p><text:s text:c="2"/>23 84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3" table:style-name="ce47">
            <text:p><text:s text:c="2"/>3 253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55" table:style-name="ce47">
            <text:p><text:s text:c="3"/>75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97" table:style-name="ce47">
            <text:p><text:s text:c="2"/>8 99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503" table:style-name="ce23">
            <text:p><text:s text:c="2"/>2 5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851" table:style-name="ce23">
            <text:p><text:s text:c="3"/>8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1369" table:style-name="ce23">
            <text:p><text:s text:c="2"/>1 3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71" table:style-name="ce23">
            <text:p><text:s text:c="2"/>10 17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50" table:style-name="ce46">
            <text:p><text:s text:c="2"/>5 8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68" table:style-name="ce46">
            <text:p><text:s text:c="2"/>6 3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08" table:style-name="ce46">
            <text:p><text:s text:c="2"/>4 108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6990" table:style-name="ce46">
            <text:p><text:s text:c="2"/>6 9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7077" table:style-name="ce46">
            <text:p><text:s text:c="2"/>7 0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6" table:style-name="ce46">
            <text:p><text:s text:c="2"/>2 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09" table:style-name="ce46">
            <text:p><text:s text:c="2"/>25 3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48" table:style-name="ce46">
            <text:p><text:s text:c="2"/>4 9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68" table:style-name="ce46">
            <text:p><text:s text:c="2"/>4 9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613" table:style-name="ce46">
            <text:p><text:s text:c="2"/>2 6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041" table:style-name="ce46">
            <text:p><text:s text:c="2"/>3 041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7680" table:style-name="ce46">
            <text:p><text:s text:c="2"/>7 680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523" table:style-name="ce46">
            <text:p><text:s text:c="2"/>1 523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1822" table:style-name="ce46">
            <text:p><text:s text:c="2"/>1 822</text:p>
          </table:table-cell>
          <table:table-cell office:value-type="float" office:value="1912" table:style-name="ce46">
            <text:p><text:s text:c="2"/>1 91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241" table:style-name="ce46">
            <text:p><text:s text:c="2"/>1 241</text:p>
          </table:table-cell>
          <table:table-cell office:value-type="float" office:value="1301" table:style-name="ce46">
            <text:p><text:s text:c="2"/>1 301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4858" table:style-name="ce46">
            <text:p><text:s text:c="2"/>4 85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1621" table:style-name="ce46">
            <text:p><text:s text:c="2"/>1 621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936" table:style-name="ce46">
            <text:p><text:s text:c="2"/>1 936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1381" table:style-name="ce46">
            <text:p><text:s text:c="2"/>1 381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2279" table:style-name="ce46">
            <text:p><text:s text:c="2"/>2 279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353" table:style-name="ce46">
            <text:p><text:s text:c="2"/>52 3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728" table:style-name="ce46">
            <text:p><text:s text:c="2"/>1 72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7352" table:style-name="ce46">
            <text:p><text:s text:c="2"/>7 35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236" table:style-name="ce46">
            <text:p><text:s text:c="2"/>3 236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1232" table:style-name="ce46">
            <text:p><text:s text:c="2"/>1 232</text:p>
          </table:table-cell>
          <table:table-cell office:value-type="float" office:value="1321" table:style-name="ce46">
            <text:p><text:s text:c="2"/>1 321</text:p>
          </table:table-cell>
          <table:table-cell office:value-type="float" office:value="2662" table:style-name="ce46">
            <text:p><text:s text:c="2"/>2 662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3762" table:style-name="ce46">
            <text:p><text:s text:c="2"/>3 76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2062" table:style-name="ce46">
            <text:p><text:s text:c="2"/>2 06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344" table:style-name="ce46">
            <text:p><text:s text:c="2"/>1 344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629" table:style-name="ce46">
            <text:p><text:s text:c="2"/>29 62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6" table:style-name="ce47">
            <text:p><text:s text:c="2"/>1 1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91" table:style-name="ce47">
            <text:p><text:s text:c="2"/>10 3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37" table:style-name="ce47">
            <text:p><text:s text:c="2"/>12 03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1291" table:style-name="ce47">
            <text:p><text:s text:c="2"/>1 291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1647" table:style-name="ce47">
            <text:p><text:s text:c="2"/>1 647</text:p>
          </table:table-cell>
          <table:table-cell office:value-type="float" office:value="1685" table:style-name="ce47">
            <text:p><text:s text:c="2"/>1 685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052" table:style-name="ce47">
            <text:p><text:s text:c="2"/>1 052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620" table:style-name="ce47">
            <text:p><text:s text:c="3"/>620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611" table:style-name="ce47">
            <text:p><text:s text:c="3"/>611</text:p>
          </table:table-cell>
          <table:table-cell office:value-type="float" office:value="702" table:style-name="ce47">
            <text:p><text:s text:c="3"/>702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1367" table:style-name="ce47">
            <text:p><text:s text:c="2"/>1 367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34" table:style-name="ce47">
            <text:p><text:s text:c="2"/>15 03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5" table:style-name="ce47">
            <text:p><text:s text:c="2"/>1 5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85" table:style-name="ce47">
            <text:p><text:s text:c="2"/>13 7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00" table:style-name="ce47">
            <text:p><text:s text:c="2"/>15 3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1129" table:style-name="ce47">
            <text:p><text:s text:c="2"/>1 12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55" table:style-name="ce47">
            <text:p><text:s text:c="2"/>1 15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928" table:style-name="ce47">
            <text:p><text:s text:c="3"/>92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16" table:style-name="ce47">
            <text:p><text:s text:c="3"/>41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54" table:style-name="ce47">
            <text:p><text:s text:c="3"/>9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50" table:style-name="ce47">
            <text:p><text:s text:c="2"/>8 8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6114" table:style-name="ce23">
            <text:p><text:s text:c="2"/>6 114</text:p>
          </table:table-cell>
          <table:table-cell office:value-type="float" office:value="2106" table:style-name="ce23">
            <text:p><text:s text:c="2"/>2 106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2229" table:style-name="ce23">
            <text:p><text:s text:c="2"/>2 229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1196" table:style-name="ce23">
            <text:p><text:s text:c="2"/>1 196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1721" table:style-name="ce23">
            <text:p><text:s text:c="2"/>1 721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67" table:style-name="ce23">
            <text:p><text:s text:c="3"/>467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2716" table:style-name="ce23">
            <text:p><text:s text:c="2"/>2 716</text:p>
          </table:table-cell>
          <table:table-cell office:value-type="float" office:value="585" table:style-name="ce23">
            <text:p><text:s text:c="3"/>585</text:p>
          </table:table-cell>
          <table:table-cell office:value-type="float" office:value="5416" table:style-name="ce23">
            <text:p><text:s text:c="2"/>5 416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5856" table:style-name="ce23">
            <text:p><text:s text:c="2"/>5 856</text:p>
          </table:table-cell>
          <table:table-cell office:value-type="float" office:value="50057" table:style-name="ce23">
            <text:p><text:s text:c="2"/>50 057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890" table:style-name="ce23">
            <text:p><text:s text:c="3"/>89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250" table:style-name="ce23">
            <text:p><text:s text:c="2"/>90 2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920" table:style-name="ce46">
            <text:p><text:s text:c="3"/>92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679" table:style-name="ce46">
            <text:p><text:s text:c="2"/>124 6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7" table:style-name="ce46">
            <text:p><text:s text:c="2"/>1 527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479" table:style-name="ce46">
            <text:p><text:s text:c="2"/>1 479</text:p>
          </table:table-cell>
          <table:table-cell office:value-type="float" office:value="2954" table:style-name="ce46">
            <text:p><text:s text:c="2"/>2 954</text:p>
          </table:table-cell>
          <table:table-cell office:value-type="float" office:value="2417" table:style-name="ce46">
            <text:p><text:s text:c="2"/>2 417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30" table:style-name="ce46">
            <text:p><text:s text:c="3"/>730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978" table:style-name="ce46">
            <text:p><text:s text:c="2"/>2 97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461" table:style-name="ce46">
            <text:p><text:s text:c="2"/>4 461</text:p>
          </table:table-cell>
          <table:table-cell office:value-type="float" office:value="3891" table:style-name="ce46">
            <text:p><text:s text:c="2"/>3 89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758" table:style-name="ce46">
            <text:p><text:s text:c="2"/>1 7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449" table:style-name="ce46">
            <text:p><text:s text:c="2"/>155 44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82" table:style-name="ce46">
            <text:p><text:s text:c="2"/>19 782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987" table:style-name="ce46">
            <text:p><text:s text:c="3"/>987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39" table:style-name="ce46">
            <text:p><text:s text:c="2"/>26 33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4477" table:style-name="ce46">
            <text:p><text:s text:c="2"/>4 477</text:p>
          </table:table-cell>
          <table:table-cell office:value-type="float" office:value="1510" table:style-name="ce46">
            <text:p><text:s text:c="2"/>1 51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060" table:style-name="ce46">
            <text:p><text:s text:c="2"/>1 0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1" table:style-name="ce46">
            <text:p><text:s text:c="2"/>2 25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748" table:style-name="ce46">
            <text:p><text:s text:c="2"/>23 748</text:p>
          </table:table-cell>
          <table:table-cell office:value-type="float" office:value="4074" table:style-name="ce46">
            <text:p><text:s text:c="2"/>4 074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1606" table:style-name="ce46">
            <text:p><text:s text:c="2"/>1 606</text:p>
          </table:table-cell>
          <table:table-cell office:value-type="float" office:value="834" table:style-name="ce46">
            <text:p><text:s text:c="3"/>834</text:p>
          </table:table-cell>
          <table:table-cell office:value-type="float" office:value="804" table:style-name="ce46">
            <text:p><text:s text:c="3"/>804</text:p>
          </table:table-cell>
          <table:table-cell office:value-type="float" office:value="402" table:style-name="ce46">
            <text:p><text:s text:c="3"/>4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030" table:style-name="ce46">
            <text:p><text:s text:c="2"/>1 0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125" table:style-name="ce46">
            <text:p><text:s text:c="2"/>48 12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26883" table:style-name="ce46">
            <text:p><text:s text:c="2"/>26 883</text:p>
          </table:table-cell>
          <table:table-cell office:value-type="float" office:value="2247" table:style-name="ce46">
            <text:p><text:s text:c="2"/>2 247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2" table:style-name="ce46">
            <text:p><text:s text:c="2"/>1 46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67" table:style-name="ce46">
            <text:p><text:s text:c="2"/>31 0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4" table:style-name="ce46">
            <text:p><text:s text:c="2"/>1 134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5" table:style-name="ce46">
            <text:p><text:s text:c="2"/>1 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18694" table:style-name="ce46">
            <text:p><text:s text:c="2"/>18 694</text:p>
          </table:table-cell>
          <table:table-cell office:value-type="float" office:value="11138" table:style-name="ce46">
            <text:p><text:s text:c="2"/>11 138</text:p>
          </table:table-cell>
          <table:table-cell office:value-type="float" office:value="3089" table:style-name="ce46">
            <text:p><text:s text:c="2"/>3 089</text:p>
          </table:table-cell>
          <table:table-cell office:value-type="float" office:value="1666" table:style-name="ce46">
            <text:p><text:s text:c="2"/>1 666</text:p>
          </table:table-cell>
          <table:table-cell office:value-type="float" office:value="1967" table:style-name="ce46">
            <text:p><text:s text:c="2"/>1 9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908" table:style-name="ce46">
            <text:p><text:s text:c="2"/>43 90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6" table:style-name="ce47">
            <text:p><text:s text:c="3"/>8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156" table:style-name="ce47">
            <text:p><text:s text:c="2"/>4 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5" table:style-name="ce47">
            <text:p><text:s text:c="2"/>1 225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1522" table:style-name="ce47">
            <text:p><text:s text:c="2"/>1 52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65" table:style-name="ce47">
            <text:p><text:s text:c="2"/>2 365</text:p>
          </table:table-cell>
          <table:table-cell office:value-type="float" office:value="2274" table:style-name="ce47">
            <text:p><text:s text:c="2"/>2 274</text:p>
          </table:table-cell>
          <table:table-cell office:value-type="float" office:value="1024" table:style-name="ce47">
            <text:p><text:s text:c="2"/>1 024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7386" table:style-name="ce47">
            <text:p><text:s text:c="2"/>17 386</text:p>
          </table:table-cell>
          <table:table-cell office:value-type="float" office:value="1710" table:style-name="ce47">
            <text:p><text:s text:c="2"/>1 7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029" table:style-name="ce47">
            <text:p><text:s text:c="2"/>1 029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3819" table:style-name="ce47">
            <text:p><text:s text:c="2"/>3 819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734" table:style-name="ce47">
            <text:p><text:s text:c="2"/>1 734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1779" table:style-name="ce47">
            <text:p><text:s text:c="2"/>1 7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53" table:style-name="ce47">
            <text:p><text:s text:c="2"/>42 75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6616" table:style-name="ce23">
            <text:p><text:s text:c="2"/>16 616</text:p>
          </table:table-cell>
          <table:table-cell office:value-type="float" office:value="1328" table:style-name="ce23">
            <text:p><text:s text:c="2"/>1 328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04" table:style-name="ce23">
            <text:p><text:s text:c="2"/>3 804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26" table:style-name="ce23">
            <text:p><text:s text:c="3"/>8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268" table:style-name="ce23">
            <text:p><text:s text:c="2"/>23 26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43" table:style-name="ce23">
            <text:p><text:s text:c="2"/>3 143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464" table:style-name="ce23">
            <text:p><text:s text:c="2"/>2 464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3353" table:style-name="ce23">
            <text:p><text:s text:c="2"/>3 353</text:p>
          </table:table-cell>
          <table:table-cell office:value-type="float" office:value="1054" table:style-name="ce23">
            <text:p><text:s text:c="2"/>1 054</text:p>
          </table:table-cell>
          <table:table-cell office:value-type="float" office:value="931" table:style-name="ce23">
            <text:p><text:s text:c="3"/>931</text:p>
          </table:table-cell>
          <table:table-cell office:value-type="float" office:value="1265" table:style-name="ce23">
            <text:p><text:s text:c="2"/>1 265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441" table:style-name="ce23">
            <text:p><text:s text:c="3"/>441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857" table:style-name="ce23">
            <text:p><text:s text:c="2"/>1 85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328" table:style-name="ce23">
            <text:p><text:s text:c="3"/>3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2" table:style-name="ce23">
            <text:p><text:s text:c="3"/>9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523" table:style-name="ce23">
            <text:p><text:s text:c="2"/>23 52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491" table:style-name="ce47">
            <text:p><text:s text:c="2"/>1 491</text:p>
          </table:table-cell>
          <table:table-cell office:value-type="float" office:value="1228" table:style-name="ce47">
            <text:p><text:s text:c="2"/>1 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23" table:style-name="ce47">
            <text:p><text:s text:c="2"/>1 823</text:p>
          </table:table-cell>
          <table:table-cell office:value-type="float" office:value="854" table:style-name="ce47">
            <text:p><text:s text:c="3"/>8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713" table:style-name="ce47">
            <text:p><text:s text:c="3"/>713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861" table:style-name="ce47">
            <text:p><text:s text:c="2"/>7 861</text:p>
          </table:table-cell>
          <table:table-cell office:value-type="float" office:value="1519" table:style-name="ce47">
            <text:p><text:s text:c="2"/>1 5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88" table:style-name="ce47">
            <text:p><text:s text:c="2"/>21 38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1632" table:style-name="ce23">
            <text:p><text:s text:c="2"/>1 63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60" table:style-name="ce23">
            <text:p><text:s text:c="3"/>56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2481" table:style-name="ce23">
            <text:p><text:s text:c="2"/>2 481</text:p>
          </table:table-cell>
          <table:table-cell office:value-type="float" office:value="406" table:style-name="ce23">
            <text:p><text:s text:c="3"/>40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2062" table:style-name="ce23">
            <text:p><text:s text:c="2"/>2 06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418" table:style-name="ce23">
            <text:p><text:s text:c="2"/>1 4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31" table:style-name="ce23">
            <text:p><text:s text:c="2"/>13 6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3789" table:style-name="ce46">
            <text:p><text:s text:c="2"/>3 78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82" table:style-name="ce46">
            <text:p><text:s text:c="2"/>4 8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9" table:style-name="ce46">
            <text:p><text:s text:c="2"/>1 159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602" table:style-name="ce46">
            <text:p><text:s text:c="2"/>4 602</text:p>
          </table:table-cell>
          <table:table-cell office:value-type="float" office:value="9198" table:style-name="ce46">
            <text:p><text:s text:c="2"/>9 19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64" table:style-name="ce46">
            <text:p><text:s text:c="3"/>7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76" table:style-name="ce46">
            <text:p><text:s text:c="2"/>26 8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58" table:style-name="ce46">
            <text:p><text:s text:c="2"/>1 658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211" table:style-name="ce46">
            <text:p><text:s text:c="2"/>1 211</text:p>
          </table:table-cell>
          <table:table-cell office:value-type="float" office:value="7372" table:style-name="ce46">
            <text:p><text:s text:c="2"/>7 372</text:p>
          </table:table-cell>
          <table:table-cell office:value-type="float" office:value="1780" table:style-name="ce46">
            <text:p><text:s text:c="2"/>1 780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6022" table:style-name="ce46">
            <text:p><text:s text:c="2"/>6 0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3" table:style-name="ce46">
            <text:p><text:s text:c="2"/>1 0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01" table:style-name="ce46">
            <text:p><text:s text:c="2"/>23 4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4" table:style-name="ce46">
            <text:p><text:s text:c="2"/>2 17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5914" table:style-name="ce46">
            <text:p><text:s text:c="2"/>5 914</text:p>
          </table:table-cell>
          <table:table-cell office:value-type="float" office:value="2925" table:style-name="ce46">
            <text:p><text:s text:c="2"/>2 9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1095" table:style-name="ce46">
            <text:p><text:s text:c="2"/>1 095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264" table:style-name="ce46">
            <text:p><text:s text:c="2"/>1 264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1591" table:style-name="ce46">
            <text:p><text:s text:c="2"/>1 591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2673" table:style-name="ce46">
            <text:p><text:s text:c="2"/>12 673</text:p>
          </table:table-cell>
          <table:table-cell office:value-type="float" office:value="2015" table:style-name="ce46">
            <text:p><text:s text:c="2"/>2 015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1365" table:style-name="ce46">
            <text:p><text:s text:c="2"/>1 365</text:p>
          </table:table-cell>
          <table:table-cell office:value-type="float" office:value="2203" table:style-name="ce46">
            <text:p><text:s text:c="2"/>2 203</text:p>
          </table:table-cell>
          <table:table-cell office:value-type="float" office:value="1207" table:style-name="ce46">
            <text:p><text:s text:c="2"/>1 207</text:p>
          </table:table-cell>
          <table:table-cell office:value-type="float" office:value="2770" table:style-name="ce46">
            <text:p><text:s text:c="2"/>2 770</text:p>
          </table:table-cell>
          <table:table-cell office:value-type="float" office:value="2646" table:style-name="ce46">
            <text:p><text:s text:c="2"/>2 646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324" table:style-name="ce46">
            <text:p><text:s text:c="2"/>2 324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2274" table:style-name="ce46">
            <text:p><text:s text:c="2"/>12 274</text:p>
          </table:table-cell>
          <table:table-cell office:value-type="float" office:value="982" table:style-name="ce46">
            <text:p><text:s text:c="3"/>982</text:p>
          </table:table-cell>
          <table:table-cell office:value-type="float" office:value="4316" table:style-name="ce46">
            <text:p><text:s text:c="2"/>4 316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784" table:style-name="ce46">
            <text:p><text:s text:c="2"/>68 78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37" table:style-name="ce46">
            <text:p><text:s text:c="2"/>6 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1564" table:style-name="ce46">
            <text:p><text:s text:c="2"/>11 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12" table:style-name="ce46">
            <text:p><text:s text:c="2"/>19 4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23677" table:style-name="ce46">
            <text:p><text:s text:c="2"/>23 6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13" table:style-name="ce46">
            <text:p><text:s text:c="2"/>26 01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2967" table:style-name="ce23">
            <text:p><text:s text:c="2"/>2 967</text:p>
          </table:table-cell>
          <table:table-cell office:value-type="float" office:value="1930" table:style-name="ce23">
            <text:p><text:s text:c="2"/>1 93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1294" table:style-name="ce23">
            <text:p><text:s text:c="2"/>1 294</text:p>
          </table:table-cell>
          <table:table-cell office:value-type="float" office:value="1690" table:style-name="ce23">
            <text:p><text:s text:c="2"/>1 6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56" table:style-name="ce23">
            <text:p><text:s text:c="3"/>456</text:p>
          </table:table-cell>
          <table:table-cell office:value-type="float" office:value="3218" table:style-name="ce23">
            <text:p><text:s text:c="2"/>3 218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370" table:style-name="ce23">
            <text:p><text:s text:c="2"/>2 37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28342" table:style-name="ce23">
            <text:p><text:s text:c="2"/>28 342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643" table:style-name="ce23">
            <text:p><text:s text:c="3"/>6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49" table:style-name="ce23">
            <text:p><text:s text:c="3"/>7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652" table:style-name="ce23">
            <text:p><text:s text:c="2"/>48 6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688" table:style-name="ce47">
            <text:p><text:s text:c="2"/>4 688</text:p>
          </table:table-cell>
          <table:table-cell office:value-type="float" office:value="821" table:style-name="ce47">
            <text:p><text:s text:c="3"/>8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84" table:style-name="ce47">
            <text:p><text:s text:c="2"/>5 58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353" table:style-name="ce47">
            <text:p><text:s text:c="2"/>2 3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777" table:style-name="ce47">
            <text:p><text:s text:c="3"/>777</text:p>
          </table:table-cell>
          <table:table-cell office:value-type="float" office:value="8558" table:style-name="ce47">
            <text:p><text:s text:c="2"/>8 558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9372" table:style-name="ce47">
            <text:p><text:s text:c="2"/>19 37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424" table:style-name="ce47">
            <text:p><text:s text:c="2"/>3 424</text:p>
          </table:table-cell>
          <table:table-cell office:value-type="float" office:value="9488" table:style-name="ce47">
            <text:p><text:s text:c="2"/>9 488</text:p>
          </table:table-cell>
          <table:table-cell office:value-type="float" office:value="7877" table:style-name="ce47">
            <text:p><text:s text:c="2"/>7 877</text:p>
          </table:table-cell>
          <table:table-cell office:value-type="float" office:value="8986" table:style-name="ce47">
            <text:p><text:s text:c="2"/>8 986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1290" table:style-name="ce47">
            <text:p><text:s text:c="2"/>1 290</text:p>
          </table:table-cell>
          <table:table-cell office:value-type="float" office:value="811" table:style-name="ce47">
            <text:p><text:s text:c="3"/>811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20290" table:style-name="ce47">
            <text:p><text:s text:c="2"/>20 2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0" table:style-name="ce47">
            <text:p><text:s text:c="3"/>95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179" table:style-name="ce47">
            <text:p><text:s text:c="2"/>88 17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6" table:style-name="ce47">
            <text:p><text:s text:c="3"/>4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410" table:style-name="ce47">
            <text:p><text:s text:c="2"/>1 410</text:p>
          </table:table-cell>
          <table:table-cell office:value-type="float" office:value="8329" table:style-name="ce47">
            <text:p><text:s text:c="2"/>8 329</text:p>
          </table:table-cell>
          <table:table-cell office:value-type="float" office:value="2141" table:style-name="ce47">
            <text:p><text:s text:c="2"/>2 141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8518" table:style-name="ce47">
            <text:p><text:s text:c="2"/>8 518</text:p>
          </table:table-cell>
          <table:table-cell office:value-type="float" office:value="1484" table:style-name="ce47">
            <text:p><text:s text:c="2"/>1 484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3438" table:style-name="ce47">
            <text:p><text:s text:c="2"/>3 438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2333" table:style-name="ce47">
            <text:p><text:s text:c="2"/>2 333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374" table:style-name="ce47">
            <text:p><text:s text:c="2"/>4 3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000" table:style-name="ce47">
            <text:p><text:s text:c="2"/>36 0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4" table:style-name="ce47">
            <text:p><text:s text:c="2"/>1 364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85" table:style-name="ce47">
            <text:p><text:s text:c="2"/>2 58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3" table:style-name="ce47">
            <text:p><text:s text:c="2"/>1 2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532" table:style-name="ce47">
            <text:p><text:s text:c="3"/>5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83" table:style-name="ce47">
            <text:p><text:s text:c="2"/>7 6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280" table:style-name="ce46">
            <text:p><text:s text:c="2"/>1 280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943" table:style-name="ce46">
            <text:p><text:s text:c="2"/>1 943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880" table:style-name="ce46">
            <text:p><text:s text:c="2"/>1 880</text:p>
          </table:table-cell>
          <table:table-cell office:value-type="float" office:value="3650" table:style-name="ce46">
            <text:p><text:s text:c="2"/>3 65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884" table:style-name="ce46">
            <text:p><text:s text:c="3"/>88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2356" table:style-name="ce46">
            <text:p><text:s text:c="2"/>2 356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8943" table:style-name="ce46">
            <text:p><text:s text:c="2"/>8 943</text:p>
          </table:table-cell>
          <table:table-cell office:value-type="float" office:value="1079" table:style-name="ce46">
            <text:p><text:s text:c="2"/>1 079</text:p>
          </table:table-cell>
          <table:table-cell office:value-type="float" office:value="2662" table:style-name="ce46">
            <text:p><text:s text:c="2"/>2 662</text:p>
          </table:table-cell>
          <table:table-cell office:value-type="float" office:value="6443" table:style-name="ce46">
            <text:p><text:s text:c="2"/>6 443</text:p>
          </table:table-cell>
          <table:table-cell office:value-type="float" office:value="4602" table:style-name="ce46">
            <text:p><text:s text:c="2"/>4 602</text:p>
          </table:table-cell>
          <table:table-cell office:value-type="float" office:value="2785" table:style-name="ce46">
            <text:p><text:s text:c="2"/>2 785</text:p>
          </table:table-cell>
          <table:table-cell office:value-type="float" office:value="2674" table:style-name="ce46">
            <text:p><text:s text:c="2"/>2 674</text:p>
          </table:table-cell>
          <table:table-cell office:value-type="float" office:value="1407" table:style-name="ce46">
            <text:p><text:s text:c="2"/>1 407</text:p>
          </table:table-cell>
          <table:table-cell office:value-type="float" office:value="3047" table:style-name="ce46">
            <text:p><text:s text:c="2"/>3 047</text:p>
          </table:table-cell>
          <table:table-cell office:value-type="float" office:value="2125" table:style-name="ce46">
            <text:p><text:s text:c="2"/>2 125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28717" table:style-name="ce46">
            <text:p><text:s text:c="2"/>28 717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1173" table:style-name="ce46">
            <text:p><text:s text:c="2"/>1 173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935" table:style-name="ce46">
            <text:p><text:s text:c="2"/>1 9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181" table:style-name="ce46">
            <text:p><text:s text:c="2"/>1 18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224" table:style-name="ce46">
            <text:p><text:s text:c="2"/>88 2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08" table:style-name="ce46">
            <text:p><text:s text:c="2"/>15 208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79" table:style-name="ce46">
            <text:p><text:s text:c="2"/>18 07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57" table:style-name="ce46">
            <text:p><text:s text:c="2"/>4 7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55" table:style-name="ce46">
            <text:p><text:s text:c="2"/>2 555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83" table:style-name="ce46">
            <text:p><text:s text:c="2"/>12 9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31" table:style-name="ce46">
            <text:p><text:s text:c="2"/>14 73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3" table:style-name="ce46">
            <text:p><text:s text:c="2"/>1 483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72" table:style-name="ce46">
            <text:p><text:s text:c="2"/>18 57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5" table:style-name="ce46">
            <text:p><text:s text:c="2"/>2 62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36" table:style-name="ce46">
            <text:p><text:s text:c="3"/>736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0" table:style-name="ce46">
            <text:p><text:s text:c="2"/>1 65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44" table:style-name="ce46">
            <text:p><text:s text:c="2"/>8 24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281" table:style-name="ce47">
            <text:p><text:s text:c="2"/>2 281</text:p>
          </table:table-cell>
          <table:table-cell office:value-type="float" office:value="10197" table:style-name="ce47">
            <text:p><text:s text:c="2"/>10 197</text:p>
          </table:table-cell>
          <table:table-cell office:value-type="float" office:value="3547" table:style-name="ce47">
            <text:p><text:s text:c="2"/>3 547</text:p>
          </table:table-cell>
          <table:table-cell office:value-type="float" office:value="1423" table:style-name="ce47">
            <text:p><text:s text:c="2"/>1 423</text:p>
          </table:table-cell>
          <table:table-cell office:value-type="float" office:value="1401" table:style-name="ce47">
            <text:p><text:s text:c="2"/>1 401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2609" table:style-name="ce47">
            <text:p><text:s text:c="2"/>2 609</text:p>
          </table:table-cell>
          <table:table-cell office:value-type="float" office:value="6002" table:style-name="ce47">
            <text:p><text:s text:c="2"/>6 002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4248" table:style-name="ce47">
            <text:p><text:s text:c="2"/>14 248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1411" table:style-name="ce47">
            <text:p><text:s text:c="2"/>1 41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391" table:style-name="ce47">
            <text:p><text:s text:c="2"/>1 39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90" table:style-name="ce47">
            <text:p><text:s text:c="3"/>69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736" table:style-name="ce47">
            <text:p><text:s text:c="3"/>7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577" table:style-name="ce47">
            <text:p><text:s text:c="2"/>51 57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9" table:style-name="ce23">
            <text:p><text:s text:c="2"/>1 08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72" table:style-name="ce23">
            <text:p><text:s text:c="2"/>1 57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02" table:style-name="ce23">
            <text:p><text:s text:c="2"/>2 4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2" table:style-name="ce23">
            <text:p><text:s text:c="3"/>9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94" table:style-name="ce23">
            <text:p><text:s text:c="2"/>3 39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2216" table:style-name="ce47">
            <text:p><text:s text:c="2"/>2 216</text:p>
          </table:table-cell>
          <table:table-cell office:value-type="float" office:value="1324" table:style-name="ce47">
            <text:p><text:s text:c="2"/>1 324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70" table:style-name="ce47">
            <text:p><text:s text:c="2"/>2 3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86" table:style-name="ce47">
            <text:p><text:s text:c="2"/>7 4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387" table:style-name="ce23">
            <text:p><text:s text:c="2"/>2 387</text:p>
          </table:table-cell>
          <table:table-cell office:value-type="float" office:value="2758" table:style-name="ce23">
            <text:p><text:s text:c="2"/>2 758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20996" table:style-name="ce23">
            <text:p><text:s text:c="2"/>20 996</text:p>
          </table:table-cell>
          <table:table-cell office:value-type="float" office:value="2203" table:style-name="ce23">
            <text:p><text:s text:c="2"/>2 20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599" table:style-name="ce23">
            <text:p><text:s text:c="2"/>9 59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5797" table:style-name="ce23">
            <text:p><text:s text:c="2"/>5 797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666" table:style-name="ce23">
            <text:p><text:s text:c="3"/>66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5" table:style-name="ce23">
            <text:p><text:s text:c="2"/>1 3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890" table:style-name="ce23">
            <text:p><text:s text:c="2"/>49 8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2" table:style-name="ce46">
            <text:p><text:s text:c="2"/>1 9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0" table:style-name="ce46">
            <text:p><text:s text:c="2"/>2 12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25" table:style-name="ce46">
            <text:p><text:s text:c="2"/>5 12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78" table:style-name="ce46">
            <text:p><text:s text:c="2"/>5 97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935" table:style-name="ce46">
            <text:p><text:s text:c="2"/>51 935</text:p>
          </table:table-cell>
          <table:table-cell office:value-type="float" office:value="13665" table:style-name="ce46">
            <text:p><text:s text:c="2"/>13 66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70" table:style-name="ce46">
            <text:p><text:s text:c="2"/>16 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11" table:style-name="ce46">
            <text:p><text:s text:c="2"/>12 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0" table:style-name="ce46">
            <text:p><text:s text:c="2"/>1 230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311" table:style-name="ce46">
            <text:p><text:s text:c="2"/>96 3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92" table:style-name="ce46">
            <text:p><text:s text:c="2"/>12 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8" table:style-name="ce46">
            <text:p><text:s text:c="2"/>1 6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7" table:style-name="ce46">
            <text:p><text:s text:c="2"/>1 3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35" table:style-name="ce46">
            <text:p><text:s text:c="2"/>15 83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6" table:style-name="ce46">
            <text:p><text:s text:c="3"/>6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7" table:style-name="ce46">
            <text:p><text:s text:c="2"/>2 5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3" table:style-name="ce46">
            <text:p><text:s text:c="2"/>3 60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826" table:style-name="ce47">
            <text:p><text:s text:c="2"/>1 826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217" table:style-name="ce47">
            <text:p><text:s text:c="2"/>1 21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240" table:style-name="ce47">
            <text:p><text:s text:c="2"/>1 240</text:p>
          </table:table-cell>
          <table:table-cell office:value-type="float" office:value="1357" table:style-name="ce47">
            <text:p><text:s text:c="2"/>1 35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127" table:style-name="ce47">
            <text:p><text:s text:c="2"/>3 127</text:p>
          </table:table-cell>
          <table:table-cell office:value-type="float" office:value="12887" table:style-name="ce47">
            <text:p><text:s text:c="2"/>12 887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772" table:style-name="ce47">
            <text:p><text:s text:c="2"/>29 77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962" table:style-name="ce23">
            <text:p><text:s text:c="3"/>962</text:p>
          </table:table-cell>
          <table:table-cell office:value-type="float" office:value="1858" table:style-name="ce23">
            <text:p><text:s text:c="2"/>1 858</text:p>
          </table:table-cell>
          <table:table-cell office:value-type="float" office:value="1414" table:style-name="ce23">
            <text:p><text:s text:c="2"/>1 414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784" table:style-name="ce23">
            <text:p><text:s text:c="3"/>784</text:p>
          </table:table-cell>
          <table:table-cell office:value-type="float" office:value="593" table:style-name="ce23">
            <text:p><text:s text:c="3"/>593</text:p>
          </table:table-cell>
          <table:table-cell office:value-type="float" office:value="456" table:style-name="ce23">
            <text:p><text:s text:c="3"/>456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2181" table:style-name="ce23">
            <text:p><text:s text:c="2"/>2 181</text:p>
          </table:table-cell>
          <table:table-cell office:value-type="float" office:value="1246" table:style-name="ce23">
            <text:p><text:s text:c="2"/>1 246</text:p>
          </table:table-cell>
          <table:table-cell office:value-type="float" office:value="487" table:style-name="ce23">
            <text:p><text:s text:c="3"/>487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1104" table:style-name="ce23">
            <text:p><text:s text:c="2"/>1 104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2342" table:style-name="ce23">
            <text:p><text:s text:c="2"/>2 342</text:p>
          </table:table-cell>
          <table:table-cell office:value-type="float" office:value="7383" table:style-name="ce23">
            <text:p><text:s text:c="2"/>7 383</text:p>
          </table:table-cell>
          <table:table-cell office:value-type="float" office:value="1518" table:style-name="ce23">
            <text:p><text:s text:c="2"/>1 518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459" table:style-name="ce23">
            <text:p><text:s text:c="3"/>459</text:p>
          </table:table-cell>
          <table:table-cell office:value-type="float" office:value="1474" table:style-name="ce23">
            <text:p><text:s text:c="2"/>1 474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676" table:style-name="ce23">
            <text:p><text:s text:c="3"/>676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1257" table:style-name="ce23">
            <text:p><text:s text:c="2"/>1 257</text:p>
          </table:table-cell>
          <table:table-cell office:value-type="float" office:value="957" table:style-name="ce23">
            <text:p><text:s text:c="3"/>957</text:p>
          </table:table-cell>
          <table:table-cell office:value-type="float" office:value="2425" table:style-name="ce23">
            <text:p><text:s text:c="2"/>2 425</text:p>
          </table:table-cell>
          <table:table-cell office:value-type="float" office:value="670" table:style-name="ce23">
            <text:p><text:s text:c="3"/>670</text:p>
          </table:table-cell>
          <table:table-cell office:value-type="float" office:value="3586" table:style-name="ce23">
            <text:p><text:s text:c="2"/>3 586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2681" table:style-name="ce23">
            <text:p><text:s text:c="2"/>2 68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755" table:style-name="ce23">
            <text:p><text:s text:c="3"/>755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900" table:style-name="ce23">
            <text:p><text:s text:c="3"/>900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920" table:style-name="ce23">
            <text:p><text:s text:c="3"/>920</text:p>
          </table:table-cell>
          <table:table-cell office:value-type="float" office:value="941" table:style-name="ce23">
            <text:p><text:s text:c="3"/>941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470" table:style-name="ce23">
            <text:p><text:s text:c="3"/>470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645" table:style-name="ce23">
            <text:p><text:s text:c="2"/>54 64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373" table:style-name="ce23">
            <text:p><text:s text:c="2"/>5 373</text:p>
          </table:table-cell>
          <table:table-cell office:value-type="float" office:value="3470" table:style-name="ce23">
            <text:p><text:s text:c="2"/>3 47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1001" table:style-name="ce23">
            <text:p><text:s text:c="2"/>1 00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982" table:style-name="ce23">
            <text:p><text:s text:c="2"/>1 982</text:p>
          </table:table-cell>
          <table:table-cell office:value-type="float" office:value="519" table:style-name="ce23">
            <text:p><text:s text:c="3"/>519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303" table:style-name="ce23">
            <text:p><text:s text:c="2"/>1 303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1784" table:style-name="ce23">
            <text:p><text:s text:c="2"/>1 784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3621" table:style-name="ce23">
            <text:p><text:s text:c="2"/>3 621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1672" table:style-name="ce23">
            <text:p><text:s text:c="2"/>1 672</text:p>
          </table:table-cell>
          <table:table-cell office:value-type="float" office:value="3049" table:style-name="ce23">
            <text:p><text:s text:c="2"/>3 049</text:p>
          </table:table-cell>
          <table:table-cell office:value-type="float" office:value="3054" table:style-name="ce23">
            <text:p><text:s text:c="2"/>3 054</text:p>
          </table:table-cell>
          <table:table-cell office:value-type="float" office:value="1769" table:style-name="ce23">
            <text:p><text:s text:c="2"/>1 769</text:p>
          </table:table-cell>
          <table:table-cell office:value-type="float" office:value="982" table:style-name="ce23">
            <text:p><text:s text:c="3"/>982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533" table:style-name="ce23">
            <text:p><text:s text:c="3"/>533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1152" table:style-name="ce23">
            <text:p><text:s text:c="2"/>1 152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53516" table:style-name="ce23">
            <text:p><text:s text:c="2"/>53 516</text:p>
          </table:table-cell>
          <table:table-cell office:value-type="float" office:value="2922" table:style-name="ce23">
            <text:p><text:s text:c="2"/>2 922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1186" table:style-name="ce23">
            <text:p><text:s text:c="2"/>1 186</text:p>
          </table:table-cell>
          <table:table-cell office:value-type="float" office:value="13229" table:style-name="ce23">
            <text:p><text:s text:c="2"/>13 229</text:p>
          </table:table-cell>
          <table:table-cell office:value-type="float" office:value="1238" table:style-name="ce23">
            <text:p><text:s text:c="2"/>1 238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1314" table:style-name="ce23">
            <text:p><text:s text:c="2"/>1 314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014" table:style-name="ce23">
            <text:p><text:s text:c="2"/>2 014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2110" table:style-name="ce23">
            <text:p><text:s text:c="2"/>2 110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742" table:style-name="ce23">
            <text:p><text:s text:c="3"/>742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4268" table:style-name="ce23">
            <text:p><text:s text:c="2"/>4 268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5019" table:style-name="ce23">
            <text:p><text:s text:c="2"/>5 019</text:p>
          </table:table-cell>
          <table:table-cell office:value-type="float" office:value="1355" table:style-name="ce23">
            <text:p><text:s text:c="2"/>1 355</text:p>
          </table:table-cell>
          <table:table-cell office:value-type="float" office:value="1597" table:style-name="ce23">
            <text:p><text:s text:c="2"/>1 597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1186" table:style-name="ce23">
            <text:p><text:s text:c="2"/>1 186</text:p>
          </table:table-cell>
          <table:table-cell office:value-type="float" office:value="655" table:style-name="ce23">
            <text:p><text:s text:c="3"/>655</text:p>
          </table:table-cell>
          <table:table-cell office:value-type="float" office:value="2645" table:style-name="ce23">
            <text:p><text:s text:c="2"/>2 6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825" table:style-name="ce23">
            <text:p><text:s text:c="2"/>137 82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3341" table:style-name="ce47">
            <text:p><text:s text:c="2"/>3 341</text:p>
          </table:table-cell>
          <table:table-cell office:value-type="float" office:value="1461" table:style-name="ce47">
            <text:p><text:s text:c="2"/>1 461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2435" table:style-name="ce47">
            <text:p><text:s text:c="2"/>2 435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076" table:style-name="ce47">
            <text:p><text:s text:c="2"/>3 07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9113" table:style-name="ce47">
            <text:p><text:s text:c="2"/>9 113</text:p>
          </table:table-cell>
          <table:table-cell office:value-type="float" office:value="1033" table:style-name="ce47">
            <text:p><text:s text:c="2"/>1 03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095" table:style-name="ce47">
            <text:p><text:s text:c="2"/>1 095</text:p>
          </table:table-cell>
          <table:table-cell office:value-type="float" office:value="1090" table:style-name="ce47">
            <text:p><text:s text:c="2"/>1 09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507" table:style-name="ce47">
            <text:p><text:s text:c="2"/>1 5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726" table:style-name="ce47">
            <text:p><text:s text:c="2"/>32 72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839" table:style-name="ce23">
            <text:p><text:s text:c="2"/>23 839</text:p>
          </table:table-cell>
          <table:table-cell office:value-type="float" office:value="504" table:style-name="ce23">
            <text:p><text:s text:c="3"/>504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53" table:style-name="ce23">
            <text:p><text:s text:c="3"/>753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408" table:style-name="ce23">
            <text:p><text:s text:c="2"/>1 4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91" table:style-name="ce23">
            <text:p><text:s text:c="2"/>2 991</text:p>
          </table:table-cell>
          <table:table-cell office:value-type="float" office:value="687" table:style-name="ce23">
            <text:p><text:s text:c="3"/>687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1153" table:style-name="ce23">
            <text:p><text:s text:c="2"/>1 1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531" table:style-name="ce23">
            <text:p><text:s text:c="2"/>35 5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1" table:style-name="ce46">
            <text:p><text:s text:c="2"/>1 801</text:p>
          </table:table-cell>
          <table:table-cell office:value-type="float" office:value="892" table:style-name="ce46">
            <text:p><text:s text:c="3"/>89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40" table:style-name="ce46">
            <text:p><text:s text:c="2"/>3 840</text:p>
          </table:table-cell>
          <table:table-cell office:value-type="float" office:value="9509" table:style-name="ce46">
            <text:p><text:s text:c="2"/>9 5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7" table:style-name="ce46">
            <text:p><text:s text:c="2"/>1 0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91" table:style-name="ce46">
            <text:p><text:s text:c="2"/>7 19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77" table:style-name="ce46">
            <text:p><text:s text:c="2"/>25 17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72" table:style-name="ce46">
            <text:p><text:s text:c="2"/>20 57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72" table:style-name="ce46">
            <text:p><text:s text:c="2"/>3 8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742" table:style-name="ce46">
            <text:p><text:s text:c="3"/>742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18" table:style-name="ce46">
            <text:p><text:s text:c="2"/>1 318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2" table:style-name="ce46">
            <text:p><text:s text:c="2"/>1 2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08" table:style-name="ce46">
            <text:p><text:s text:c="2"/>32 6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782" table:style-name="ce46">
            <text:p><text:s text:c="2"/>1 782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1227" table:style-name="ce46">
            <text:p><text:s text:c="2"/>1 227</text:p>
          </table:table-cell>
          <table:table-cell office:value-type="float" office:value="2112" table:style-name="ce46">
            <text:p><text:s text:c="2"/>2 112</text:p>
          </table:table-cell>
          <table:table-cell office:value-type="float" office:value="4487" table:style-name="ce46">
            <text:p><text:s text:c="2"/>4 4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302" table:style-name="ce46">
            <text:p><text:s text:c="2"/>1 302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38" table:style-name="ce46">
            <text:p><text:s text:c="2"/>16 93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625" table:style-name="ce46">
            <text:p><text:s text:c="2"/>3 625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2537" table:style-name="ce46">
            <text:p><text:s text:c="2"/>2 537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181" table:style-name="ce46">
            <text:p><text:s text:c="2"/>1 18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839" table:style-name="ce46">
            <text:p><text:s text:c="3"/>839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743" table:style-name="ce46">
            <text:p><text:s text:c="3"/>743</text:p>
          </table:table-cell>
          <table:table-cell office:value-type="float" office:value="996" table:style-name="ce46">
            <text:p><text:s text:c="3"/>996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783" table:style-name="ce46">
            <text:p><text:s text:c="3"/>783</text:p>
          </table:table-cell>
          <table:table-cell office:value-type="float" office:value="1839" table:style-name="ce46">
            <text:p><text:s text:c="2"/>1 839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0" table:style-name="ce46">
            <text:p><text:s text:c="2"/>3 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3610" table:style-name="ce46">
            <text:p><text:s text:c="2"/>3 61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386" table:style-name="ce46">
            <text:p><text:s text:c="2"/>29 3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2783" table:style-name="ce46">
            <text:p><text:s text:c="2"/>2 783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3447" table:style-name="ce46">
            <text:p><text:s text:c="2"/>3 447</text:p>
          </table:table-cell>
          <table:table-cell office:value-type="float" office:value="2334" table:style-name="ce46">
            <text:p><text:s text:c="2"/>2 334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5213" table:style-name="ce46">
            <text:p><text:s text:c="2"/>5 213</text:p>
          </table:table-cell>
          <table:table-cell office:value-type="float" office:value="1425" table:style-name="ce46">
            <text:p><text:s text:c="2"/>1 425</text:p>
          </table:table-cell>
          <table:table-cell office:value-type="float" office:value="6641" table:style-name="ce46">
            <text:p><text:s text:c="2"/>6 641</text:p>
          </table:table-cell>
          <table:table-cell office:value-type="float" office:value="1880" table:style-name="ce46">
            <text:p><text:s text:c="2"/>1 88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662" table:style-name="ce46">
            <text:p><text:s text:c="2"/>1 662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2433" table:style-name="ce46">
            <text:p><text:s text:c="2"/>2 433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3286" table:style-name="ce46">
            <text:p><text:s text:c="2"/>3 286</text:p>
          </table:table-cell>
          <table:table-cell office:value-type="float" office:value="1258" table:style-name="ce46">
            <text:p><text:s text:c="2"/>1 258</text:p>
          </table:table-cell>
          <table:table-cell office:value-type="float" office:value="879" table:style-name="ce46">
            <text:p><text:s text:c="3"/>879</text:p>
          </table:table-cell>
          <table:table-cell office:value-type="float" office:value="1601" table:style-name="ce46">
            <text:p><text:s text:c="2"/>1 601</text:p>
          </table:table-cell>
          <table:table-cell office:value-type="float" office:value="1616" table:style-name="ce46">
            <text:p><text:s text:c="2"/>1 616</text:p>
          </table:table-cell>
          <table:table-cell office:value-type="float" office:value="1708" table:style-name="ce46">
            <text:p><text:s text:c="2"/>1 708</text:p>
          </table:table-cell>
          <table:table-cell office:value-type="float" office:value="2882" table:style-name="ce46">
            <text:p><text:s text:c="2"/>2 882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1392" table:style-name="ce46">
            <text:p><text:s text:c="2"/>1 392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914" table:style-name="ce46">
            <text:p><text:s text:c="3"/>914</text:p>
          </table:table-cell>
          <table:table-cell office:value-type="float" office:value="1086" table:style-name="ce46">
            <text:p><text:s text:c="2"/>1 086</text:p>
          </table:table-cell>
          <table:table-cell office:value-type="float" office:value="3222" table:style-name="ce46">
            <text:p><text:s text:c="2"/>3 222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061" table:style-name="ce46">
            <text:p><text:s text:c="2"/>2 06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611" table:style-name="ce46">
            <text:p><text:s text:c="2"/>1 611</text:p>
          </table:table-cell>
          <table:table-cell office:value-type="float" office:value="934" table:style-name="ce46">
            <text:p><text:s text:c="3"/>934</text:p>
          </table:table-cell>
          <table:table-cell office:value-type="float" office:value="22313" table:style-name="ce46">
            <text:p><text:s text:c="2"/>22 313</text:p>
          </table:table-cell>
          <table:table-cell office:value-type="float" office:value="23023" table:style-name="ce46">
            <text:p><text:s text:c="2"/>23 02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035" table:style-name="ce46">
            <text:p><text:s text:c="2"/>3 03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400" table:style-name="ce46">
            <text:p><text:s text:c="3"/>40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085" table:style-name="ce46">
            <text:p><text:s text:c="2"/>113 08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38" table:style-name="ce23">
            <text:p><text:s text:c="3"/>43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7" table:style-name="ce23">
            <text:p><text:s text:c="3"/>24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672" table:style-name="ce23">
            <text:p><text:s text:c="3"/>672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731" table:style-name="ce23">
            <text:p><text:s text:c="2"/>1 731</text:p>
          </table:table-cell>
          <table:table-cell office:value-type="float" office:value="1107" table:style-name="ce23">
            <text:p><text:s text:c="2"/>1 107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662" table:style-name="ce23">
            <text:p><text:s text:c="3"/>6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981" table:style-name="ce23">
            <text:p><text:s text:c="2"/>1 9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66" table:style-name="ce23">
            <text:p><text:s text:c="2"/>11 36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30" table:style-name="ce47">
            <text:p><text:s text:c="2"/>5 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41" table:style-name="ce47">
            <text:p><text:s text:c="2"/>1 041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067" table:style-name="ce47">
            <text:p><text:s text:c="2"/>1 06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03" table:style-name="ce47">
            <text:p><text:s text:c="3"/>803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226" table:style-name="ce47">
            <text:p><text:s text:c="2"/>13 22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51" table:style-name="ce47">
            <text:p><text:s text:c="2"/>1 05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401" table:style-name="ce47">
            <text:p><text:s text:c="2"/>1 401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2093" table:style-name="ce47">
            <text:p><text:s text:c="2"/>2 093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2262" table:style-name="ce47">
            <text:p><text:s text:c="2"/>2 26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56" table:style-name="ce47">
            <text:p><text:s text:c="3"/>856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1505" table:style-name="ce47">
            <text:p><text:s text:c="2"/>1 505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7919" table:style-name="ce47">
            <text:p><text:s text:c="2"/>7 9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606" table:style-name="ce47">
            <text:p><text:s text:c="2"/>24 60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897" table:style-name="ce47">
            <text:p><text:s text:c="2"/>1 897</text:p>
          </table:table-cell>
          <table:table-cell office:value-type="float" office:value="2296" table:style-name="ce47">
            <text:p><text:s text:c="2"/>2 296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791" table:style-name="ce47">
            <text:p><text:s text:c="2"/>1 791</text:p>
          </table:table-cell>
          <table:table-cell office:value-type="float" office:value="1764" table:style-name="ce47">
            <text:p><text:s text:c="2"/>1 764</text:p>
          </table:table-cell>
          <table:table-cell office:value-type="float" office:value="2217" table:style-name="ce47">
            <text:p><text:s text:c="2"/>2 217</text:p>
          </table:table-cell>
          <table:table-cell office:value-type="float" office:value="1748" table:style-name="ce47">
            <text:p><text:s text:c="2"/>1 74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786" table:style-name="ce47">
            <text:p><text:s text:c="3"/>78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142" table:style-name="ce47">
            <text:p><text:s text:c="2"/>2 14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739" table:style-name="ce47">
            <text:p><text:s text:c="3"/>739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3223" table:style-name="ce47">
            <text:p><text:s text:c="2"/>3 223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6679" table:style-name="ce47">
            <text:p><text:s text:c="2"/>6 679</text:p>
          </table:table-cell>
          <table:table-cell office:value-type="float" office:value="6249" table:style-name="ce47">
            <text:p><text:s text:c="2"/>6 249</text:p>
          </table:table-cell>
          <table:table-cell office:value-type="float" office:value="2499" table:style-name="ce47">
            <text:p><text:s text:c="2"/>2 499</text:p>
          </table:table-cell>
          <table:table-cell office:value-type="float" office:value="3202" table:style-name="ce47">
            <text:p><text:s text:c="2"/>3 202</text:p>
          </table:table-cell>
          <table:table-cell office:value-type="float" office:value="2269" table:style-name="ce47">
            <text:p><text:s text:c="2"/>2 26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617" table:style-name="ce47">
            <text:p><text:s text:c="2"/>1 617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80" table:style-name="ce47">
            <text:p><text:s text:c="3"/>9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036" table:style-name="ce47">
            <text:p><text:s text:c="2"/>51 03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2793" table:style-name="ce47">
            <text:p><text:s text:c="2"/>2 793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33" table:style-name="ce47">
            <text:p><text:s text:c="2"/>1 03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35" table:style-name="ce47">
            <text:p><text:s text:c="3"/>535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296" table:style-name="ce47">
            <text:p><text:s text:c="2"/>4 296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644" table:style-name="ce47">
            <text:p><text:s text:c="2"/>1 64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17" table:style-name="ce47">
            <text:p><text:s text:c="2"/>16 91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1912" table:style-name="ce46">
            <text:p><text:s text:c="2"/>1 912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253" table:style-name="ce46">
            <text:p><text:s text:c="2"/>2 253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7200" table:style-name="ce46">
            <text:p><text:s text:c="2"/>7 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38" table:style-name="ce46">
            <text:p><text:s text:c="2"/>19 7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1" table:style-name="ce46">
            <text:p><text:s text:c="3"/>72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416" table:style-name="ce46">
            <text:p><text:s text:c="2"/>2 41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6" table:style-name="ce46">
            <text:p><text:s text:c="3"/>83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722" table:style-name="ce46">
            <text:p><text:s text:c="2"/>8 722</text:p>
          </table:table-cell>
          <table:table-cell office:value-type="float" office:value="1530" table:style-name="ce46">
            <text:p><text:s text:c="2"/>1 53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3438" table:style-name="ce46">
            <text:p><text:s text:c="2"/>3 438</text:p>
          </table:table-cell>
          <table:table-cell office:value-type="float" office:value="1954" table:style-name="ce46">
            <text:p><text:s text:c="2"/>1 95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092" table:style-name="ce46">
            <text:p><text:s text:c="2"/>7 0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743" table:style-name="ce46">
            <text:p><text:s text:c="2"/>29 7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81" table:style-name="ce46">
            <text:p><text:s text:c="2"/>2 28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3329" table:style-name="ce46">
            <text:p><text:s text:c="2"/>3 32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3" table:style-name="ce46">
            <text:p><text:s text:c="3"/>993</text:p>
          </table:table-cell>
          <table:table-cell office:value-type="float" office:value="3094" table:style-name="ce46">
            <text:p><text:s text:c="2"/>3 094</text:p>
          </table:table-cell>
          <table:table-cell office:value-type="float" office:value="1826" table:style-name="ce46">
            <text:p><text:s text:c="2"/>1 82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68" table:style-name="ce46">
            <text:p><text:s text:c="2"/>13 26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682" table:style-name="ce46">
            <text:p><text:s text:c="2"/>3 682</text:p>
          </table:table-cell>
          <table:table-cell office:value-type="float" office:value="4230" table:style-name="ce46">
            <text:p><text:s text:c="2"/>4 2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02" table:style-name="ce46">
            <text:p><text:s text:c="2"/>26 4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412" table:style-name="ce46">
            <text:p><text:s text:c="2"/>34 4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1542" table:style-name="ce46">
            <text:p><text:s text:c="2"/>1 542</text:p>
          </table:table-cell>
          <table:table-cell office:value-type="float" office:value="1427" table:style-name="ce46">
            <text:p><text:s text:c="2"/>1 427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535" table:style-name="ce46">
            <text:p><text:s text:c="2"/>1 535</text:p>
          </table:table-cell>
          <table:table-cell office:value-type="float" office:value="1276" table:style-name="ce46">
            <text:p><text:s text:c="2"/>1 276</text:p>
          </table:table-cell>
          <table:table-cell office:value-type="float" office:value="6014" table:style-name="ce46">
            <text:p><text:s text:c="2"/>6 014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745" table:style-name="ce46">
            <text:p><text:s text:c="3"/>745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31054" table:style-name="ce46">
            <text:p><text:s text:c="2"/>31 054</text:p>
          </table:table-cell>
          <table:table-cell office:value-type="float" office:value="1324" table:style-name="ce46">
            <text:p><text:s text:c="2"/>1 324</text:p>
          </table:table-cell>
          <table:table-cell office:value-type="float" office:value="10970" table:style-name="ce46">
            <text:p><text:s text:c="2"/>10 970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2388" table:style-name="ce46">
            <text:p><text:s text:c="2"/>2 388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2071" table:style-name="ce46">
            <text:p><text:s text:c="2"/>2 071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915" table:style-name="ce46">
            <text:p><text:s text:c="2"/>1 915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5060" table:style-name="ce46">
            <text:p><text:s text:c="2"/>5 060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1168" table:style-name="ce46">
            <text:p><text:s text:c="2"/>1 168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972" table:style-name="ce46">
            <text:p><text:s text:c="3"/>972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1908" table:style-name="ce46">
            <text:p><text:s text:c="2"/>1 9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452" table:style-name="ce46">
            <text:p><text:s text:c="2"/>87 4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5065" table:style-name="ce47">
            <text:p><text:s text:c="2"/>5 065</text:p>
          </table:table-cell>
          <table:table-cell office:value-type="float" office:value="682" table:style-name="ce47">
            <text:p><text:s text:c="3"/>68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2912" table:style-name="ce47">
            <text:p><text:s text:c="2"/>2 912</text:p>
          </table:table-cell>
          <table:table-cell office:value-type="float" office:value="5017" table:style-name="ce47">
            <text:p><text:s text:c="2"/>5 017</text:p>
          </table:table-cell>
          <table:table-cell office:value-type="float" office:value="11716" table:style-name="ce47">
            <text:p><text:s text:c="2"/>11 716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561" table:style-name="ce47">
            <text:p><text:s text:c="2"/>1 56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013" table:style-name="ce47">
            <text:p><text:s text:c="2"/>2 013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8237" table:style-name="ce47">
            <text:p><text:s text:c="2"/>8 237</text:p>
          </table:table-cell>
          <table:table-cell office:value-type="float" office:value="982" table:style-name="ce47">
            <text:p><text:s text:c="3"/>982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1552" table:style-name="ce47">
            <text:p><text:s text:c="2"/>1 5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041" table:style-name="ce47">
            <text:p><text:s text:c="2"/>1 0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069" table:style-name="ce47">
            <text:p><text:s text:c="2"/>51 0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4023" table:style-name="ce47">
            <text:p><text:s text:c="2"/>4 023</text:p>
          </table:table-cell>
          <table:table-cell office:value-type="float" office:value="1549" table:style-name="ce47">
            <text:p><text:s text:c="2"/>1 549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676" table:style-name="ce47">
            <text:p><text:s text:c="3"/>676</text:p>
          </table:table-cell>
          <table:table-cell office:value-type="float" office:value="4052" table:style-name="ce47">
            <text:p><text:s text:c="2"/>4 052</text:p>
          </table:table-cell>
          <table:table-cell office:value-type="float" office:value="2161" table:style-name="ce47">
            <text:p><text:s text:c="2"/>2 161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3940" table:style-name="ce47">
            <text:p><text:s text:c="2"/>3 940</text:p>
          </table:table-cell>
          <table:table-cell office:value-type="float" office:value="1705" table:style-name="ce47">
            <text:p><text:s text:c="2"/>1 705</text:p>
          </table:table-cell>
          <table:table-cell office:value-type="float" office:value="3689" table:style-name="ce47">
            <text:p><text:s text:c="2"/>3 689</text:p>
          </table:table-cell>
          <table:table-cell office:value-type="float" office:value="1370" table:style-name="ce47">
            <text:p><text:s text:c="2"/>1 370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871" table:style-name="ce47">
            <text:p><text:s text:c="3"/>871</text:p>
          </table:table-cell>
          <table:table-cell office:value-type="float" office:value="937" table:style-name="ce47">
            <text:p><text:s text:c="3"/>937</text:p>
          </table:table-cell>
          <table:table-cell office:value-type="float" office:value="710" table:style-name="ce47">
            <text:p><text:s text:c="3"/>710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1743" table:style-name="ce47">
            <text:p><text:s text:c="2"/>1 743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2606" table:style-name="ce47">
            <text:p><text:s text:c="2"/>2 606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2978" table:style-name="ce47">
            <text:p><text:s text:c="2"/>2 978</text:p>
          </table:table-cell>
          <table:table-cell office:value-type="float" office:value="1227" table:style-name="ce47">
            <text:p><text:s text:c="2"/>1 227</text:p>
          </table:table-cell>
          <table:table-cell office:value-type="float" office:value="637" table:style-name="ce47">
            <text:p><text:s text:c="3"/>637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1684" table:style-name="ce47">
            <text:p><text:s text:c="2"/>1 684</text:p>
          </table:table-cell>
          <table:table-cell office:value-type="float" office:value="1965" table:style-name="ce47">
            <text:p><text:s text:c="2"/>1 965</text:p>
          </table:table-cell>
          <table:table-cell office:value-type="float" office:value="2819" table:style-name="ce47">
            <text:p><text:s text:c="2"/>2 819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1616" table:style-name="ce47">
            <text:p><text:s text:c="2"/>1 616</text:p>
          </table:table-cell>
          <table:table-cell office:value-type="float" office:value="1434" table:style-name="ce47">
            <text:p><text:s text:c="2"/>1 434</text:p>
          </table:table-cell>
          <table:table-cell office:value-type="float" office:value="1463" table:style-name="ce47">
            <text:p><text:s text:c="2"/>1 463</text:p>
          </table:table-cell>
          <table:table-cell office:value-type="float" office:value="2211" table:style-name="ce47">
            <text:p><text:s text:c="2"/>2 211</text:p>
          </table:table-cell>
          <table:table-cell office:value-type="float" office:value="3311" table:style-name="ce47">
            <text:p><text:s text:c="2"/>3 311</text:p>
          </table:table-cell>
          <table:table-cell office:value-type="float" office:value="1359" table:style-name="ce47">
            <text:p><text:s text:c="2"/>1 359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4683" table:style-name="ce47">
            <text:p><text:s text:c="2"/>4 683</text:p>
          </table:table-cell>
          <table:table-cell office:value-type="float" office:value="1015" table:style-name="ce47">
            <text:p><text:s text:c="2"/>1 015</text:p>
          </table:table-cell>
          <table:table-cell office:value-type="float" office:value="9048" table:style-name="ce47">
            <text:p><text:s text:c="2"/>9 048</text:p>
          </table:table-cell>
          <table:table-cell office:value-type="float" office:value="2560" table:style-name="ce47">
            <text:p><text:s text:c="2"/>2 560</text:p>
          </table:table-cell>
          <table:table-cell office:value-type="float" office:value="20429" table:style-name="ce47">
            <text:p><text:s text:c="2"/>20 429</text:p>
          </table:table-cell>
          <table:table-cell office:value-type="float" office:value="7188" table:style-name="ce47">
            <text:p><text:s text:c="2"/>7 188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1065" table:style-name="ce47">
            <text:p><text:s text:c="2"/>1 065</text:p>
          </table:table-cell>
          <table:table-cell office:value-type="float" office:value="2579" table:style-name="ce47">
            <text:p><text:s text:c="2"/>2 579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2441" table:style-name="ce47">
            <text:p><text:s text:c="2"/>2 441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6068" table:style-name="ce47">
            <text:p><text:s text:c="2"/>6 068</text:p>
          </table:table-cell>
          <table:table-cell office:value-type="float" office:value="1742" table:style-name="ce47">
            <text:p><text:s text:c="2"/>1 742</text:p>
          </table:table-cell>
          <table:table-cell office:value-type="float" office:value="53918" table:style-name="ce47">
            <text:p><text:s text:c="2"/>53 918</text:p>
          </table:table-cell>
          <table:table-cell office:value-type="float" office:value="16100" table:style-name="ce47">
            <text:p><text:s text:c="2"/>16 100</text:p>
          </table:table-cell>
          <table:table-cell office:value-type="float" office:value="3186" table:style-name="ce47">
            <text:p><text:s text:c="2"/>3 186</text:p>
          </table:table-cell>
          <table:table-cell office:value-type="float" office:value="1354" table:style-name="ce47">
            <text:p><text:s text:c="2"/>1 354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1158" table:style-name="ce47">
            <text:p><text:s text:c="2"/>1 158</text:p>
          </table:table-cell>
          <table:table-cell office:value-type="float" office:value="3639" table:style-name="ce47">
            <text:p><text:s text:c="2"/>3 639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43637" table:style-name="ce47">
            <text:p><text:s text:c="2"/>43 637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141" table:style-name="ce47">
            <text:p><text:s text:c="2"/>1 141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3380" table:style-name="ce47">
            <text:p><text:s text:c="2"/>3 380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2092" table:style-name="ce47">
            <text:p><text:s text:c="2"/>2 0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2522" table:style-name="ce47">
            <text:p><text:s text:c="2"/>252 52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3432" table:style-name="ce47">
            <text:p><text:s text:c="2"/>3 432</text:p>
          </table:table-cell>
          <table:table-cell office:value-type="float" office:value="26709" table:style-name="ce47">
            <text:p><text:s text:c="2"/>26 709</text:p>
          </table:table-cell>
          <table:table-cell office:value-type="float" office:value="1014" table:style-name="ce47">
            <text:p><text:s text:c="2"/>1 01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1909" table:style-name="ce47">
            <text:p><text:s text:c="2"/>1 909</text:p>
          </table:table-cell>
          <table:table-cell office:value-type="float" office:value="841" table:style-name="ce47">
            <text:p><text:s text:c="3"/>841</text:p>
          </table:table-cell>
          <table:table-cell office:value-type="float" office:value="4199" table:style-name="ce47">
            <text:p><text:s text:c="2"/>4 199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2870" table:style-name="ce47">
            <text:p><text:s text:c="2"/>2 870</text:p>
          </table:table-cell>
          <table:table-cell office:value-type="float" office:value="1156" table:style-name="ce47">
            <text:p><text:s text:c="2"/>1 156</text:p>
          </table:table-cell>
          <table:table-cell office:value-type="float" office:value="6083" table:style-name="ce47">
            <text:p><text:s text:c="2"/>6 083</text:p>
          </table:table-cell>
          <table:table-cell office:value-type="float" office:value="1723" table:style-name="ce47">
            <text:p><text:s text:c="2"/>1 723</text:p>
          </table:table-cell>
          <table:table-cell office:value-type="float" office:value="3510" table:style-name="ce47">
            <text:p><text:s text:c="2"/>3 510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817" table:style-name="ce47">
            <text:p><text:s text:c="3"/>817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2674" table:style-name="ce47">
            <text:p><text:s text:c="2"/>2 674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2236" table:style-name="ce47">
            <text:p><text:s text:c="2"/>2 236</text:p>
          </table:table-cell>
          <table:table-cell office:value-type="float" office:value="492" table:style-name="ce47">
            <text:p><text:s text:c="3"/>492</text:p>
          </table:table-cell>
          <table:table-cell office:value-type="float" office:value="3112" table:style-name="ce47">
            <text:p><text:s text:c="2"/>3 112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1331" table:style-name="ce47">
            <text:p><text:s text:c="2"/>1 331</text:p>
          </table:table-cell>
          <table:table-cell office:value-type="float" office:value="3100" table:style-name="ce47">
            <text:p><text:s text:c="2"/>3 100</text:p>
          </table:table-cell>
          <table:table-cell office:value-type="float" office:value="2449" table:style-name="ce47">
            <text:p><text:s text:c="2"/>2 4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013" table:style-name="ce47">
            <text:p><text:s text:c="2"/>80 01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6008" table:style-name="ce47">
            <text:p><text:s text:c="2"/>6 008</text:p>
          </table:table-cell>
          <table:table-cell office:value-type="float" office:value="1241" table:style-name="ce47">
            <text:p><text:s text:c="2"/>1 241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185" table:style-name="ce47">
            <text:p><text:s text:c="2"/>2 185</text:p>
          </table:table-cell>
          <table:table-cell office:value-type="float" office:value="752" table:style-name="ce47">
            <text:p><text:s text:c="3"/>752</text:p>
          </table:table-cell>
          <table:table-cell office:value-type="float" office:value="5015" table:style-name="ce47">
            <text:p><text:s text:c="2"/>5 015</text:p>
          </table:table-cell>
          <table:table-cell office:value-type="float" office:value="1366" table:style-name="ce47">
            <text:p><text:s text:c="2"/>1 366</text:p>
          </table:table-cell>
          <table:table-cell office:value-type="float" office:value="659" table:style-name="ce47">
            <text:p><text:s text:c="3"/>659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761" table:style-name="ce47">
            <text:p><text:s text:c="2"/>1 761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3939" table:style-name="ce47">
            <text:p><text:s text:c="2"/>3 939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2401" table:style-name="ce47">
            <text:p><text:s text:c="2"/>2 401</text:p>
          </table:table-cell>
          <table:table-cell office:value-type="float" office:value="2359" table:style-name="ce47">
            <text:p><text:s text:c="2"/>2 359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3215" table:style-name="ce47">
            <text:p><text:s text:c="2"/>3 215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1328" table:style-name="ce47">
            <text:p><text:s text:c="2"/>1 328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720" table:style-name="ce47">
            <text:p><text:s text:c="3"/>720</text:p>
          </table:table-cell>
          <table:table-cell office:value-type="float" office:value="1806" table:style-name="ce47">
            <text:p><text:s text:c="2"/>1 806</text:p>
          </table:table-cell>
          <table:table-cell office:value-type="float" office:value="1924" table:style-name="ce47">
            <text:p><text:s text:c="2"/>1 924</text:p>
          </table:table-cell>
          <table:table-cell office:value-type="float" office:value="1291" table:style-name="ce47">
            <text:p><text:s text:c="2"/>1 291</text:p>
          </table:table-cell>
          <table:table-cell office:value-type="float" office:value="1882" table:style-name="ce47">
            <text:p><text:s text:c="2"/>1 882</text:p>
          </table:table-cell>
          <table:table-cell office:value-type="float" office:value="901" table:style-name="ce47">
            <text:p><text:s text:c="3"/>901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919" table:style-name="ce47">
            <text:p><text:s text:c="3"/>919</text:p>
          </table:table-cell>
          <table:table-cell office:value-type="float" office:value="4034" table:style-name="ce47">
            <text:p><text:s text:c="2"/>4 034</text:p>
          </table:table-cell>
          <table:table-cell office:value-type="float" office:value="4696" table:style-name="ce47">
            <text:p><text:s text:c="2"/>4 696</text:p>
          </table:table-cell>
          <table:table-cell office:value-type="float" office:value="14412" table:style-name="ce47">
            <text:p><text:s text:c="2"/>14 412</text:p>
          </table:table-cell>
          <table:table-cell office:value-type="float" office:value="1766" table:style-name="ce47">
            <text:p><text:s text:c="2"/>1 766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1264" table:style-name="ce47">
            <text:p><text:s text:c="2"/>1 264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599" table:style-name="ce47">
            <text:p><text:s text:c="3"/>599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1762" table:style-name="ce47">
            <text:p><text:s text:c="2"/>1 762</text:p>
          </table:table-cell>
          <table:table-cell office:value-type="float" office:value="2805" table:style-name="ce47">
            <text:p><text:s text:c="2"/>2 805</text:p>
          </table:table-cell>
          <table:table-cell office:value-type="float" office:value="1915" table:style-name="ce47">
            <text:p><text:s text:c="2"/>1 915</text:p>
          </table:table-cell>
          <table:table-cell office:value-type="float" office:value="13595" table:style-name="ce47">
            <text:p><text:s text:c="2"/>13 595</text:p>
          </table:table-cell>
          <table:table-cell office:value-type="float" office:value="1358" table:style-name="ce47">
            <text:p><text:s text:c="2"/>1 358</text:p>
          </table:table-cell>
          <table:table-cell office:value-type="float" office:value="10680" table:style-name="ce47">
            <text:p><text:s text:c="2"/>10 680</text:p>
          </table:table-cell>
          <table:table-cell office:value-type="float" office:value="3700" table:style-name="ce47">
            <text:p><text:s text:c="2"/>3 700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98" table:style-name="ce47">
            <text:p><text:s text:c="3"/>698</text:p>
          </table:table-cell>
          <table:table-cell office:value-type="float" office:value="2859" table:style-name="ce47">
            <text:p><text:s text:c="2"/>2 859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3490" table:style-name="ce47">
            <text:p><text:s text:c="2"/>3 49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101" table:style-name="ce47">
            <text:p><text:s text:c="2"/>1 101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2704" table:style-name="ce47">
            <text:p><text:s text:c="2"/>2 7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810" table:style-name="ce47">
            <text:p><text:s text:c="2"/>127 81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1" table:style-name="ce46">
            <text:p><text:s text:c="2"/>2 6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198" table:style-name="ce46">
            <text:p><text:s text:c="2"/>2 198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955" table:style-name="ce46">
            <text:p><text:s text:c="3"/>955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934" table:style-name="ce46">
            <text:p><text:s text:c="3"/>934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1790" table:style-name="ce46">
            <text:p><text:s text:c="2"/>1 790</text:p>
          </table:table-cell>
          <table:table-cell office:value-type="float" office:value="2369" table:style-name="ce46">
            <text:p><text:s text:c="2"/>2 369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3050" table:style-name="ce46">
            <text:p><text:s text:c="2"/>3 050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5808" table:style-name="ce46">
            <text:p><text:s text:c="2"/>5 808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448" table:style-name="ce46">
            <text:p><text:s text:c="2"/>1 448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58" table:style-name="ce46">
            <text:p><text:s text:c="2"/>4 6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986" table:style-name="ce46">
            <text:p><text:s text:c="3"/>98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1" table:style-name="ce46">
            <text:p><text:s text:c="2"/>3 4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7" table:style-name="ce46">
            <text:p><text:s text:c="2"/>4 797</text:p>
          </table:table-cell>
          <table:table-cell office:value-type="float" office:value="1220" table:style-name="ce46">
            <text:p><text:s text:c="2"/>1 22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883" table:style-name="ce46">
            <text:p><text:s text:c="2"/>48 88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674" table:style-name="ce46">
            <text:p><text:s text:c="2"/>2 674</text:p>
          </table:table-cell>
          <table:table-cell office:value-type="float" office:value="4616" table:style-name="ce46">
            <text:p><text:s text:c="2"/>4 616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116" table:style-name="ce46">
            <text:p><text:s text:c="2"/>1 116</text:p>
          </table:table-cell>
          <table:table-cell office:value-type="float" office:value="1665" table:style-name="ce46">
            <text:p><text:s text:c="2"/>1 665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1476" table:style-name="ce46">
            <text:p><text:s text:c="2"/>1 476</text:p>
          </table:table-cell>
          <table:table-cell office:value-type="float" office:value="721" table:style-name="ce46">
            <text:p><text:s text:c="3"/>721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4727" table:style-name="ce46">
            <text:p><text:s text:c="2"/>4 72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204" table:style-name="ce46">
            <text:p><text:s text:c="2"/>2 204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128" table:style-name="ce46">
            <text:p><text:s text:c="2"/>2 128</text:p>
          </table:table-cell>
          <table:table-cell office:value-type="float" office:value="2899" table:style-name="ce46">
            <text:p><text:s text:c="2"/>2 899</text:p>
          </table:table-cell>
          <table:table-cell office:value-type="float" office:value="14039" table:style-name="ce46">
            <text:p><text:s text:c="2"/>14 039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1196" table:style-name="ce46">
            <text:p><text:s text:c="2"/>1 196</text:p>
          </table:table-cell>
          <table:table-cell office:value-type="float" office:value="1999" table:style-name="ce46">
            <text:p><text:s text:c="2"/>1 999</text:p>
          </table:table-cell>
          <table:table-cell office:value-type="float" office:value="4868" table:style-name="ce46">
            <text:p><text:s text:c="2"/>4 868</text:p>
          </table:table-cell>
          <table:table-cell office:value-type="float" office:value="1598" table:style-name="ce46">
            <text:p><text:s text:c="2"/>1 598</text:p>
          </table:table-cell>
          <table:table-cell office:value-type="float" office:value="12134" table:style-name="ce46">
            <text:p><text:s text:c="2"/>12 134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3718" table:style-name="ce46">
            <text:p><text:s text:c="2"/>3 718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543" table:style-name="ce46">
            <text:p><text:s text:c="2"/>1 543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1557" table:style-name="ce46">
            <text:p><text:s text:c="2"/>1 55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4152" table:style-name="ce46">
            <text:p><text:s text:c="2"/>4 152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2171" table:style-name="ce46">
            <text:p><text:s text:c="2"/>2 171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1620" table:style-name="ce46">
            <text:p><text:s text:c="2"/>1 6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618" table:style-name="ce46">
            <text:p><text:s text:c="2"/>91 6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9010" table:style-name="ce46">
            <text:p><text:s text:c="2"/>9 010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859" table:style-name="ce46">
            <text:p><text:s text:c="3"/>859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1306" table:style-name="ce46">
            <text:p><text:s text:c="2"/>1 306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1452" table:style-name="ce46">
            <text:p><text:s text:c="2"/>1 452</text:p>
          </table:table-cell>
          <table:table-cell office:value-type="float" office:value="4781" table:style-name="ce46">
            <text:p><text:s text:c="2"/>4 781</text:p>
          </table:table-cell>
          <table:table-cell office:value-type="float" office:value="773" table:style-name="ce46">
            <text:p><text:s text:c="3"/>773</text:p>
          </table:table-cell>
          <table:table-cell office:value-type="float" office:value="5514" table:style-name="ce46">
            <text:p><text:s text:c="2"/>5 514</text:p>
          </table:table-cell>
          <table:table-cell office:value-type="float" office:value="3747" table:style-name="ce46">
            <text:p><text:s text:c="2"/>3 747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2756" table:style-name="ce46">
            <text:p><text:s text:c="2"/>2 756</text:p>
          </table:table-cell>
          <table:table-cell office:value-type="float" office:value="1534" table:style-name="ce46">
            <text:p><text:s text:c="2"/>1 534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871" table:style-name="ce46">
            <text:p><text:s text:c="3"/>871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887" table:style-name="ce46">
            <text:p><text:s text:c="3"/>887</text:p>
          </table:table-cell>
          <table:table-cell office:value-type="float" office:value="5709" table:style-name="ce46">
            <text:p><text:s text:c="2"/>5 709</text:p>
          </table:table-cell>
          <table:table-cell office:value-type="float" office:value="1642" table:style-name="ce46">
            <text:p><text:s text:c="2"/>1 642</text:p>
          </table:table-cell>
          <table:table-cell office:value-type="float" office:value="1739" table:style-name="ce46">
            <text:p><text:s text:c="2"/>1 739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1079" table:style-name="ce46">
            <text:p><text:s text:c="2"/>1 079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518" table:style-name="ce46">
            <text:p><text:s text:c="2"/>1 518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4115" table:style-name="ce46">
            <text:p><text:s text:c="2"/>4 115</text:p>
          </table:table-cell>
          <table:table-cell office:value-type="float" office:value="1347" table:style-name="ce46">
            <text:p><text:s text:c="2"/>1 347</text:p>
          </table:table-cell>
          <table:table-cell office:value-type="float" office:value="1712" table:style-name="ce46">
            <text:p><text:s text:c="2"/>1 712</text:p>
          </table:table-cell>
          <table:table-cell office:value-type="float" office:value="1524" table:style-name="ce46">
            <text:p><text:s text:c="2"/>1 524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074" table:style-name="ce46">
            <text:p><text:s text:c="2"/>70 0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157" table:style-name="ce46">
            <text:p><text:s text:c="2"/>1 157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5161" table:style-name="ce46">
            <text:p><text:s text:c="2"/>5 161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107" table:style-name="ce46">
            <text:p><text:s text:c="2"/>1 107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368" table:style-name="ce46">
            <text:p><text:s text:c="2"/>1 368</text:p>
          </table:table-cell>
          <table:table-cell office:value-type="float" office:value="937" table:style-name="ce46">
            <text:p><text:s text:c="3"/>937</text:p>
          </table:table-cell>
          <table:table-cell office:value-type="float" office:value="3190" table:style-name="ce46">
            <text:p><text:s text:c="2"/>3 190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1130" table:style-name="ce46">
            <text:p><text:s text:c="2"/>1 13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102" table:style-name="ce46">
            <text:p><text:s text:c="2"/>2 102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582" table:style-name="ce46">
            <text:p><text:s text:c="2"/>4 582</text:p>
          </table:table-cell>
          <table:table-cell office:value-type="float" office:value="2438" table:style-name="ce46">
            <text:p><text:s text:c="2"/>2 438</text:p>
          </table:table-cell>
          <table:table-cell office:value-type="float" office:value="1069" table:style-name="ce46">
            <text:p><text:s text:c="2"/>1 069</text:p>
          </table:table-cell>
          <table:table-cell office:value-type="float" office:value="1885" table:style-name="ce46">
            <text:p><text:s text:c="2"/>1 885</text:p>
          </table:table-cell>
          <table:table-cell office:value-type="float" office:value="1242" table:style-name="ce46">
            <text:p><text:s text:c="2"/>1 242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1207" table:style-name="ce46">
            <text:p><text:s text:c="2"/>1 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91" table:style-name="ce46">
            <text:p><text:s text:c="2"/>39 99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858" table:style-name="ce47">
            <text:p><text:s text:c="3"/>858</text:p>
          </table:table-cell>
          <table:table-cell office:value-type="float" office:value="12394" table:style-name="ce47">
            <text:p><text:s text:c="2"/>12 394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3168" table:style-name="ce47">
            <text:p><text:s text:c="2"/>13 168</text:p>
          </table:table-cell>
          <table:table-cell office:value-type="float" office:value="2879" table:style-name="ce47">
            <text:p><text:s text:c="2"/>2 879</text:p>
          </table:table-cell>
          <table:table-cell office:value-type="float" office:value="15083" table:style-name="ce47">
            <text:p><text:s text:c="2"/>15 083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1179" table:style-name="ce47">
            <text:p><text:s text:c="2"/>1 179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992" table:style-name="ce47">
            <text:p><text:s text:c="2"/>1 992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13455" table:style-name="ce47">
            <text:p><text:s text:c="2"/>13 455</text:p>
          </table:table-cell>
          <table:table-cell office:value-type="float" office:value="4940" table:style-name="ce47">
            <text:p><text:s text:c="2"/>4 940</text:p>
          </table:table-cell>
          <table:table-cell office:value-type="float" office:value="1099" table:style-name="ce47">
            <text:p><text:s text:c="2"/>1 099</text:p>
          </table:table-cell>
          <table:table-cell office:value-type="float" office:value="5073" table:style-name="ce47">
            <text:p><text:s text:c="2"/>5 073</text:p>
          </table:table-cell>
          <table:table-cell office:value-type="float" office:value="683" table:style-name="ce47">
            <text:p><text:s text:c="3"/>683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3221" table:style-name="ce47">
            <text:p><text:s text:c="2"/>3 2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085" table:style-name="ce47">
            <text:p><text:s text:c="2"/>91 08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578" table:style-name="ce47">
            <text:p><text:s text:c="3"/>578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2811" table:style-name="ce47">
            <text:p><text:s text:c="2"/>2 811</text:p>
          </table:table-cell>
          <table:table-cell office:value-type="float" office:value="990" table:style-name="ce47">
            <text:p><text:s text:c="3"/>99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649" table:style-name="ce47">
            <text:p><text:s text:c="2"/>1 64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587" table:style-name="ce47">
            <text:p><text:s text:c="3"/>587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4761" table:style-name="ce47">
            <text:p><text:s text:c="2"/>4 76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83" table:style-name="ce47">
            <text:p><text:s text:c="3"/>48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823" table:style-name="ce47">
            <text:p><text:s text:c="2"/>4 823</text:p>
          </table:table-cell>
          <table:table-cell office:value-type="float" office:value="1708" table:style-name="ce47">
            <text:p><text:s text:c="2"/>1 708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910" table:style-name="ce47">
            <text:p><text:s text:c="3"/>9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653" table:style-name="ce47">
            <text:p><text:s text:c="2"/>26 65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3" table:style-name="ce46">
            <text:p><text:s text:c="2"/>1 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5" table:style-name="ce46">
            <text:p><text:s text:c="2"/>1 53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176" table:style-name="ce46">
            <text:p><text:s text:c="2"/>1 176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38" table:style-name="ce46">
            <text:p><text:s text:c="2"/>8 1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897" table:style-name="ce46">
            <text:p><text:s text:c="2"/>11 8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65" table:style-name="ce46">
            <text:p><text:s text:c="2"/>11 9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1" table:style-name="ce46">
            <text:p><text:s text:c="2"/>1 741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2" table:style-name="ce46">
            <text:p><text:s text:c="2"/>4 4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8" table:style-name="ce46">
            <text:p><text:s text:c="2"/>4 03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951" table:style-name="ce47">
            <text:p><text:s text:c="2"/>1 951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4281" table:style-name="ce47">
            <text:p><text:s text:c="2"/>4 281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1482" table:style-name="ce47">
            <text:p><text:s text:c="2"/>1 48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071" table:style-name="ce47">
            <text:p><text:s text:c="2"/>1 07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736" table:style-name="ce47">
            <text:p><text:s text:c="3"/>73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36" table:style-name="ce47">
            <text:p><text:s text:c="2"/>14 13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46" table:style-name="ce47">
            <text:p><text:s text:c="2"/>2 74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85223" table:style-name="ce49">
            <text:p><text:s text:c="2"/>85 223</text:p>
          </table:table-cell>
          <table:table-cell office:value-type="float" office:value="45373" table:style-name="ce49">
            <text:p><text:s text:c="2"/>45 373</text:p>
          </table:table-cell>
          <table:table-cell office:value-type="float" office:value="6980" table:style-name="ce49">
            <text:p><text:s text:c="2"/>6 980</text:p>
          </table:table-cell>
          <table:table-cell office:value-type="float" office:value="10566" table:style-name="ce49">
            <text:p><text:s text:c="2"/>10 566</text:p>
          </table:table-cell>
          <table:table-cell office:value-type="float" office:value="62428" table:style-name="ce49">
            <text:p><text:s text:c="2"/>62 428</text:p>
          </table:table-cell>
          <table:table-cell office:value-type="float" office:value="25762" table:style-name="ce49">
            <text:p><text:s text:c="2"/>25 762</text:p>
          </table:table-cell>
          <table:table-cell office:value-type="float" office:value="6092" table:style-name="ce49">
            <text:p><text:s text:c="2"/>6 092</text:p>
          </table:table-cell>
          <table:table-cell office:value-type="float" office:value="133737" table:style-name="ce49">
            <text:p><text:s text:c="2"/>133 737</text:p>
          </table:table-cell>
          <table:table-cell office:value-type="float" office:value="41286" table:style-name="ce49">
            <text:p><text:s text:c="2"/>41 286</text:p>
          </table:table-cell>
          <table:table-cell office:value-type="float" office:value="138208" table:style-name="ce49">
            <text:p><text:s text:c="2"/>138 208</text:p>
          </table:table-cell>
          <table:table-cell office:value-type="float" office:value="38690" table:style-name="ce49">
            <text:p><text:s text:c="2"/>38 690</text:p>
          </table:table-cell>
          <table:table-cell office:value-type="float" office:value="9060" table:style-name="ce49">
            <text:p><text:s text:c="2"/>9 060</text:p>
          </table:table-cell>
          <table:table-cell office:value-type="float" office:value="30355" table:style-name="ce49">
            <text:p><text:s text:c="2"/>30 355</text:p>
          </table:table-cell>
          <table:table-cell office:value-type="float" office:value="28355" table:style-name="ce49">
            <text:p><text:s text:c="2"/>28 355</text:p>
          </table:table-cell>
          <table:table-cell office:value-type="float" office:value="20918" table:style-name="ce49">
            <text:p><text:s text:c="2"/>20 918</text:p>
          </table:table-cell>
          <table:table-cell office:value-type="float" office:value="14448" table:style-name="ce49">
            <text:p><text:s text:c="2"/>14 448</text:p>
          </table:table-cell>
          <table:table-cell office:value-type="float" office:value="43820" table:style-name="ce49">
            <text:p><text:s text:c="2"/>43 820</text:p>
          </table:table-cell>
          <table:table-cell office:value-type="float" office:value="10017" table:style-name="ce49">
            <text:p><text:s text:c="2"/>10 017</text:p>
          </table:table-cell>
          <table:table-cell office:value-type="float" office:value="278254" table:style-name="ce49">
            <text:p><text:s text:c="2"/>278 254</text:p>
          </table:table-cell>
          <table:table-cell office:value-type="float" office:value="18522" table:style-name="ce49">
            <text:p><text:s text:c="2"/>18 522</text:p>
          </table:table-cell>
          <table:table-cell office:value-type="float" office:value="91929" table:style-name="ce49">
            <text:p><text:s text:c="2"/>91 929</text:p>
          </table:table-cell>
          <table:table-cell office:value-type="float" office:value="41909" table:style-name="ce49">
            <text:p><text:s text:c="2"/>41 909</text:p>
          </table:table-cell>
          <table:table-cell office:value-type="float" office:value="21427" table:style-name="ce49">
            <text:p><text:s text:c="2"/>21 427</text:p>
          </table:table-cell>
          <table:table-cell office:value-type="float" office:value="23059" table:style-name="ce49">
            <text:p><text:s text:c="2"/>23 059</text:p>
          </table:table-cell>
          <table:table-cell office:value-type="float" office:value="57395" table:style-name="ce49">
            <text:p><text:s text:c="2"/>57 395</text:p>
          </table:table-cell>
          <table:table-cell office:value-type="float" office:value="47055" table:style-name="ce49">
            <text:p><text:s text:c="2"/>47 055</text:p>
          </table:table-cell>
          <table:table-cell office:value-type="float" office:value="74517" table:style-name="ce49">
            <text:p><text:s text:c="2"/>74 517</text:p>
          </table:table-cell>
          <table:table-cell office:value-type="float" office:value="31410" table:style-name="ce49">
            <text:p><text:s text:c="2"/>31 410</text:p>
          </table:table-cell>
          <table:table-cell office:value-type="float" office:value="47978" table:style-name="ce49">
            <text:p><text:s text:c="2"/>47 978</text:p>
          </table:table-cell>
          <table:table-cell office:value-type="float" office:value="56588" table:style-name="ce49">
            <text:p><text:s text:c="2"/>56 588</text:p>
          </table:table-cell>
          <table:table-cell office:value-type="float" office:value="47597" table:style-name="ce49">
            <text:p><text:s text:c="2"/>47 597</text:p>
          </table:table-cell>
          <table:table-cell office:value-type="float" office:value="71230" table:style-name="ce49">
            <text:p><text:s text:c="2"/>71 230</text:p>
          </table:table-cell>
          <table:table-cell office:value-type="float" office:value="118970" table:style-name="ce49">
            <text:p><text:s text:c="2"/>118 970</text:p>
          </table:table-cell>
          <table:table-cell office:value-type="float" office:value="54757" table:style-name="ce49">
            <text:p><text:s text:c="2"/>54 757</text:p>
          </table:table-cell>
          <table:table-cell office:value-type="float" office:value="26144" table:style-name="ce49">
            <text:p><text:s text:c="2"/>26 144</text:p>
          </table:table-cell>
          <table:table-cell office:value-type="float" office:value="30329" table:style-name="ce49">
            <text:p><text:s text:c="2"/>30 329</text:p>
          </table:table-cell>
          <table:table-cell office:value-type="float" office:value="28127" table:style-name="ce49">
            <text:p><text:s text:c="2"/>28 127</text:p>
          </table:table-cell>
          <table:table-cell office:value-type="float" office:value="98230" table:style-name="ce49">
            <text:p><text:s text:c="2"/>98 230</text:p>
          </table:table-cell>
          <table:table-cell office:value-type="float" office:value="20034" table:style-name="ce49">
            <text:p><text:s text:c="2"/>20 034</text:p>
          </table:table-cell>
          <table:table-cell office:value-type="float" office:value="284938" table:style-name="ce49">
            <text:p><text:s text:c="2"/>284 938</text:p>
          </table:table-cell>
          <table:table-cell office:value-type="float" office:value="49252" table:style-name="ce49">
            <text:p><text:s text:c="2"/>49 252</text:p>
          </table:table-cell>
          <table:table-cell office:value-type="float" office:value="231158" table:style-name="ce49">
            <text:p><text:s text:c="2"/>231 158</text:p>
          </table:table-cell>
          <table:table-cell office:value-type="float" office:value="137196" table:style-name="ce49">
            <text:p><text:s text:c="2"/>137 196</text:p>
          </table:table-cell>
          <table:table-cell office:value-type="float" office:value="8203" table:style-name="ce49">
            <text:p><text:s text:c="2"/>8 203</text:p>
          </table:table-cell>
          <table:table-cell office:value-type="float" office:value="22637" table:style-name="ce49">
            <text:p><text:s text:c="2"/>22 637</text:p>
          </table:table-cell>
          <table:table-cell office:value-type="float" office:value="34413" table:style-name="ce49">
            <text:p><text:s text:c="2"/>34 413</text:p>
          </table:table-cell>
          <table:table-cell office:value-type="float" office:value="7268" table:style-name="ce49">
            <text:p><text:s text:c="2"/>7 268</text:p>
          </table:table-cell>
          <table:table-cell office:value-type="float" office:value="83539" table:style-name="ce49">
            <text:p><text:s text:c="2"/>83 539</text:p>
          </table:table-cell>
          <table:table-cell office:value-type="float" office:value="11636" table:style-name="ce49">
            <text:p><text:s text:c="2"/>11 636</text:p>
          </table:table-cell>
          <table:table-cell office:value-type="float" office:value="17636" table:style-name="ce49">
            <text:p><text:s text:c="2"/>17 636</text:p>
          </table:table-cell>
          <table:table-cell office:value-type="float" office:value="97064" table:style-name="ce49">
            <text:p><text:s text:c="2"/>97 064</text:p>
          </table:table-cell>
          <table:table-cell office:value-type="float" office:value="28062" table:style-name="ce49">
            <text:p><text:s text:c="2"/>28 062</text:p>
          </table:table-cell>
          <table:table-cell office:value-type="float" office:value="163424" table:style-name="ce49">
            <text:p><text:s text:c="2"/>163 424</text:p>
          </table:table-cell>
          <table:table-cell office:value-type="float" office:value="29642" table:style-name="ce49">
            <text:p><text:s text:c="2"/>29 642</text:p>
          </table:table-cell>
          <table:table-cell office:value-type="float" office:value="39969" table:style-name="ce49">
            <text:p><text:s text:c="2"/>39 969</text:p>
          </table:table-cell>
          <table:table-cell office:value-type="float" office:value="21662" table:style-name="ce49">
            <text:p><text:s text:c="2"/>21 662</text:p>
          </table:table-cell>
          <table:table-cell office:value-type="float" office:value="45716" table:style-name="ce49">
            <text:p><text:s text:c="2"/>45 716</text:p>
          </table:table-cell>
          <table:table-cell office:value-type="float" office:value="12466" table:style-name="ce49">
            <text:p><text:s text:c="2"/>12 466</text:p>
          </table:table-cell>
          <table:table-cell office:value-type="float" office:value="48583" table:style-name="ce49">
            <text:p><text:s text:c="2"/>48 583</text:p>
          </table:table-cell>
          <table:table-cell office:value-type="float" office:value="5098" table:style-name="ce49">
            <text:p><text:s text:c="2"/>5 098</text:p>
          </table:table-cell>
          <table:table-cell office:value-type="float" office:value="166628" table:style-name="ce49">
            <text:p><text:s text:c="2"/>166 628</text:p>
          </table:table-cell>
          <table:table-cell office:value-type="float" office:value="37639" table:style-name="ce49">
            <text:p><text:s text:c="2"/>37 639</text:p>
          </table:table-cell>
          <table:table-cell office:value-type="float" office:value="22591" table:style-name="ce49">
            <text:p><text:s text:c="2"/>22 591</text:p>
          </table:table-cell>
          <table:table-cell office:value-type="float" office:value="40869" table:style-name="ce49">
            <text:p><text:s text:c="2"/>40 869</text:p>
          </table:table-cell>
          <table:table-cell office:value-type="float" office:value="55173" table:style-name="ce49">
            <text:p><text:s text:c="2"/>55 173</text:p>
          </table:table-cell>
          <table:table-cell office:value-type="float" office:value="11145" table:style-name="ce49">
            <text:p><text:s text:c="2"/>11 145</text:p>
          </table:table-cell>
          <table:table-cell office:value-type="float" office:value="60015" table:style-name="ce49">
            <text:p><text:s text:c="2"/>60 015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3810401" table:style-name="ce49">
            <text:p><text:s/>3 810 401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2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128" table:style-name="ce56">
            <text:p><text:s text:c="2"/>1 1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95" table:style-name="ce56">
            <text:p><text:s text:c="3"/>4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46" table:style-name="ce56">
            <text:p><text:s/>(-) <text:s text:c="2"/>246</text:p>
          </table:table-cell>
          <table:table-cell office:value-type="float" office:value="1377" table:style-name="ce56">
            <text:p><text:s text:c="2"/>1 377</text:p>
          </table:table-cell>
          <table:table-cell office:value-type="float" office:value="12959" table:style-name="ce56">
            <text:p><text:s text:c="2"/>12 9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9920" table:style-name="ce56">
            <text:p><text:s text:c="2"/>9 9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42" table:style-name="ce56">
            <text:p><text:s text:c="2"/>3 9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60" table:style-name="ce56">
            <text:p><text:s text:c="2"/>3 160</text:p>
          </table:table-cell>
          <table:table-cell office:value-type="float" office:value="17022" table:style-name="ce56">
            <text:p><text:s text:c="2"/>17 022</text:p>
          </table:table-cell>
          <table:table-cell office:value-type="float" office:value="33027" table:style-name="ce56">
            <text:p><text:s text:c="2"/>33 02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729" table:style-name="ce56">
            <text:p><text:s text:c="2"/>3 7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9" table:style-name="ce56">
            <text:p><text:s text:c="2"/>1 009</text:p>
          </table:table-cell>
          <table:table-cell office:value-type="float" office:value="4743" table:style-name="ce56">
            <text:p><text:s text:c="2"/>4 743</text:p>
          </table:table-cell>
          <table:table-cell office:value-type="float" office:value="8962" table:style-name="ce56">
            <text:p><text:s text:c="2"/>8 96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3" table:style-name="ce56">
            <text:p><text:s text:c="2"/>1 1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4" table:style-name="ce56">
            <text:p><text:s text:c="2"/>1 194</text:p>
          </table:table-cell>
          <table:table-cell office:value-type="float" office:value="42680" table:style-name="ce56">
            <text:p><text:s text:c="2"/>42 68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7329" table:style-name="ce56">
            <text:p><text:s text:c="2"/>27 3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606" table:style-name="ce56">
            <text:p><text:s/>(-) <text:s/>3 606</text:p>
          </table:table-cell>
          <table:table-cell office:value-type="float" office:value="23765" table:style-name="ce56">
            <text:p><text:s text:c="2"/>23 765</text:p>
          </table:table-cell>
          <table:table-cell office:value-type="float" office:value="50443" table:style-name="ce56">
            <text:p><text:s text:c="2"/>50 44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672" table:style-name="ce57">
            <text:p><text:s text:c="3"/>672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599" table:style-name="ce57">
            <text:p><text:s text:c="2"/>30 5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93" table:style-name="ce57">
            <text:p><text:s/>(-) <text:s text:c="2"/>493</text:p>
          </table:table-cell>
          <table:table-cell office:value-type="float" office:value="30824" table:style-name="ce57">
            <text:p><text:s text:c="2"/>30 824</text:p>
          </table:table-cell>
          <table:table-cell office:value-type="float" office:value="44743" table:style-name="ce57">
            <text:p><text:s text:c="2"/>44 74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7" table:style-name="ce57">
            <text:p><text:s text:c="2"/>1 847</text:p>
          </table:table-cell>
          <table:table-cell office:value-type="float" office:value="237" table:style-name="ce57">
            <text:p><text:s text:c="3"/>2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3" table:style-name="ce57">
            <text:p><text:s text:c="2"/>2 103</text:p>
          </table:table-cell>
          <table:table-cell office:value-type="float" office:value="9433" table:style-name="ce57">
            <text:p><text:s text:c="2"/>9 43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1315" table:style-name="ce57">
            <text:p><text:s text:c="2"/>11 3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6" table:style-name="ce57">
            <text:p><text:s text:c="3"/>446</text:p>
          </table:table-cell>
          <table:table-cell office:value-type="float" office:value="408" table:style-name="ce57">
            <text:p><text:s text:c="3"/>408</text:p>
          </table:table-cell>
          <table:table-cell office:value-type="float" office:value="692" table:style-name="ce57">
            <text:p><text:s text:c="3"/>692</text:p>
          </table:table-cell>
          <table:table-cell office:value-type="float" office:value="12861" table:style-name="ce57">
            <text:p><text:s text:c="2"/>12 861</text:p>
          </table:table-cell>
          <table:table-cell office:value-type="float" office:value="19550" table:style-name="ce57">
            <text:p><text:s text:c="2"/>19 55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848" table:style-name="ce57">
            <text:p><text:s text:c="3"/>84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29" table:style-name="ce57">
            <text:p><text:s text:c="2"/>17 329</text:p>
          </table:table-cell>
          <table:table-cell office:value-type="float" office:value="95" table:style-name="ce57">
            <text:p><text:s text:c="3"/>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89" table:style-name="ce57">
            <text:p><text:s text:c="2"/>18 289</text:p>
          </table:table-cell>
          <table:table-cell office:value-type="float" office:value="21390" table:style-name="ce57">
            <text:p><text:s text:c="2"/>21 39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260" table:style-name="ce57">
            <text:p><text:s text:c="2"/>1 26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7" table:style-name="ce57">
            <text:p><text:s text:c="3"/>707</text:p>
          </table:table-cell>
          <table:table-cell office:value-type="float" office:value="9852" table:style-name="ce57">
            <text:p><text:s text:c="2"/>9 852</text:p>
          </table:table-cell>
          <table:table-cell office:value-type="float" office:value="1102" table:style-name="ce57">
            <text:p><text:s text:c="2"/>1 102</text:p>
          </table:table-cell>
          <table:table-cell office:value-type="float" office:value="12922" table:style-name="ce57">
            <text:p><text:s text:c="2"/>12 922</text:p>
          </table:table-cell>
          <table:table-cell office:value-type="float" office:value="52412" table:style-name="ce57">
            <text:p><text:s text:c="2"/>52 41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87" table:style-name="ce56">
            <text:p><text:s text:c="2"/>8 48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87" table:style-name="ce56">
            <text:p><text:s text:c="2"/>8 487</text:p>
          </table:table-cell>
          <table:table-cell office:value-type="float" office:value="21511" table:style-name="ce56">
            <text:p><text:s text:c="2"/>21 51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1" table:style-name="ce56">
            <text:p><text:s text:c="3"/>181</text:p>
          </table:table-cell>
          <table:table-cell office:value-type="float" office:value="29" table:style-name="ce56">
            <text:p><text:s text:c="3"/>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3" table:style-name="ce56">
            <text:p><text:s text:c="3"/>213</text:p>
          </table:table-cell>
          <table:table-cell office:value-type="float" office:value="6444" table:style-name="ce56">
            <text:p><text:s text:c="2"/>6 44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360" table:style-name="ce56">
            <text:p><text:s text:c="3"/>360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293" table:style-name="ce56">
            <text:p><text:s text:c="2"/>5 293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37" table:style-name="ce56">
            <text:p><text:s text:c="3"/>37</text:p>
          </table:table-cell>
          <table:table-cell office:value-type="float" office:value="5783" table:style-name="ce56">
            <text:p><text:s text:c="2"/>5 783</text:p>
          </table:table-cell>
          <table:table-cell office:value-type="float" office:value="18187" table:style-name="ce56">
            <text:p><text:s text:c="2"/>18 18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561" table:style-name="ce56">
            <text:p><text:s text:c="3"/>56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56" table:style-name="ce56">
            <text:p><text:s text:c="2"/>7 256</text:p>
          </table:table-cell>
          <table:table-cell office:value-type="float" office:value="681" table:style-name="ce56">
            <text:p><text:s text:c="3"/>681</text:p>
          </table:table-cell>
          <table:table-cell office:value-type="float" office:value="733" table:style-name="ce56">
            <text:p><text:s text:c="3"/>733</text:p>
          </table:table-cell>
          <table:table-cell office:value-type="float" office:value="9231" table:style-name="ce56">
            <text:p><text:s text:c="2"/>9 231</text:p>
          </table:table-cell>
          <table:table-cell office:value-type="float" office:value="26254" table:style-name="ce56">
            <text:p><text:s text:c="2"/>26 25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33" table:style-name="ce56">
            <text:p><text:s text:c="2"/>7 0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172" table:style-name="ce56">
            <text:p><text:s text:c="2"/>7 172</text:p>
          </table:table-cell>
          <table:table-cell office:value-type="float" office:value="9372" table:style-name="ce56">
            <text:p><text:s text:c="2"/>9 37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00" table:style-name="ce57">
            <text:p><text:s/>(-) <text:s text:c="2"/>400</text:p>
          </table:table-cell>
          <table:table-cell office:value-type="float" office:value="-400" table:style-name="ce57">
            <text:p><text:s/>(-) <text:s text:c="2"/>400</text:p>
          </table:table-cell>
          <table:table-cell office:value-type="float" office:value="8439" table:style-name="ce57">
            <text:p><text:s text:c="2"/>8 43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981" table:style-name="ce57">
            <text:p><text:s text:c="3"/>9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1538" table:style-name="ce57">
            <text:p><text:s text:c="2"/>1 538</text:p>
          </table:table-cell>
          <table:table-cell office:value-type="float" office:value="25750" table:style-name="ce57">
            <text:p><text:s text:c="2"/>25 75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3716" table:style-name="ce57">
            <text:p><text:s text:c="2"/>33 7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89" table:style-name="ce57">
            <text:p><text:s text:c="2"/>10 089</text:p>
          </table:table-cell>
          <table:table-cell office:value-type="float" office:value="-5218" table:style-name="ce57">
            <text:p><text:s/>(-) <text:s/>5 218</text:p>
          </table:table-cell>
          <table:table-cell office:value-type="float" office:value="38587" table:style-name="ce57">
            <text:p><text:s text:c="2"/>38 587</text:p>
          </table:table-cell>
          <table:table-cell office:value-type="float" office:value="178791" table:style-name="ce57">
            <text:p><text:s text:c="2"/>178 79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9176" table:style-name="ce57">
            <text:p><text:s text:c="2"/>69 1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99" table:style-name="ce57">
            <text:p><text:s text:c="2"/>1 799</text:p>
          </table:table-cell>
          <table:table-cell office:value-type="float" office:value="70975" table:style-name="ce57">
            <text:p><text:s text:c="2"/>70 975</text:p>
          </table:table-cell>
          <table:table-cell office:value-type="float" office:value="86296" table:style-name="ce57">
            <text:p><text:s text:c="2"/>86 29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4142" table:style-name="ce57">
            <text:p><text:s text:c="2"/>4 1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88" table:style-name="ce57">
            <text:p><text:s/>(-) <text:s text:c="2"/>388</text:p>
          </table:table-cell>
          <table:table-cell office:value-type="float" office:value="3754" table:style-name="ce57">
            <text:p><text:s text:c="2"/>3 754</text:p>
          </table:table-cell>
          <table:table-cell office:value-type="float" office:value="15270" table:style-name="ce57">
            <text:p><text:s text:c="2"/>15 27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3109" table:style-name="ce56">
            <text:p><text:s text:c="2"/>13 109</text:p>
          </table:table-cell>
          <table:table-cell office:value-type="float" office:value="125" table:style-name="ce56">
            <text:p><text:s text:c="3"/>1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646" table:style-name="ce56">
            <text:p><text:s text:c="2"/>67 64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8" table:style-name="ce56">
            <text:p><text:s text:c="3"/>198</text:p>
          </table:table-cell>
          <table:table-cell office:value-type="float" office:value="81078" table:style-name="ce56">
            <text:p><text:s text:c="2"/>81 078</text:p>
          </table:table-cell>
          <table:table-cell office:value-type="float" office:value="98907" table:style-name="ce56">
            <text:p><text:s text:c="2"/>98 90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433" table:style-name="ce56">
            <text:p><text:s text:c="2"/>2 4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53" table:style-name="ce56">
            <text:p><text:s text:c="2"/>5 3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8" table:style-name="ce56">
            <text:p><text:s text:c="3"/>248</text:p>
          </table:table-cell>
          <table:table-cell office:value-type="float" office:value="8034" table:style-name="ce56">
            <text:p><text:s text:c="2"/>8 034</text:p>
          </table:table-cell>
          <table:table-cell office:value-type="float" office:value="11954" table:style-name="ce56">
            <text:p><text:s text:c="2"/>11 95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3984" table:style-name="ce56">
            <text:p><text:s text:c="2"/>13 984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355" table:style-name="ce56">
            <text:p><text:s text:c="2"/>18 3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00" table:style-name="ce56">
            <text:p><text:s/>(-) <text:s text:c="2"/>300</text:p>
          </table:table-cell>
          <table:table-cell office:value-type="float" office:value="32059" table:style-name="ce56">
            <text:p><text:s text:c="2"/>32 059</text:p>
          </table:table-cell>
          <table:table-cell office:value-type="float" office:value="36626" table:style-name="ce56">
            <text:p><text:s text:c="2"/>36 6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324" table:style-name="ce56">
            <text:p><text:s text:c="3"/>3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290" table:style-name="ce56">
            <text:p><text:s text:c="2"/>5 29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0" table:style-name="ce56">
            <text:p><text:s text:c="3"/>130</text:p>
          </table:table-cell>
          <table:table-cell office:value-type="float" office:value="5744" table:style-name="ce56">
            <text:p><text:s text:c="2"/>5 744</text:p>
          </table:table-cell>
          <table:table-cell office:value-type="float" office:value="6566" table:style-name="ce56">
            <text:p><text:s text:c="2"/>6 56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609" table:style-name="ce56">
            <text:p><text:s text:c="2"/>10 6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0" table:style-name="ce56">
            <text:p><text:s/>(-) <text:s text:c="2"/>50</text:p>
          </table:table-cell>
          <table:table-cell office:value-type="float" office:value="10600" table:style-name="ce56">
            <text:p><text:s text:c="2"/>10 600</text:p>
          </table:table-cell>
          <table:table-cell office:value-type="float" office:value="18004" table:style-name="ce56">
            <text:p><text:s text:c="2"/>18 00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00" table:style-name="ce57">
            <text:p><text:s text:c="3"/>20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407" table:style-name="ce57">
            <text:p><text:s text:c="2"/>39 4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17" table:style-name="ce57">
            <text:p><text:s/>(-) <text:s text:c="2"/>417</text:p>
          </table:table-cell>
          <table:table-cell office:value-type="float" office:value="39209" table:style-name="ce57">
            <text:p><text:s text:c="2"/>39 209</text:p>
          </table:table-cell>
          <table:table-cell office:value-type="float" office:value="45181" table:style-name="ce57">
            <text:p><text:s text:c="2"/>45 18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4017" table:style-name="ce57">
            <text:p><text:s text:c="2"/>24 0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13" table:style-name="ce57">
            <text:p><text:s text:c="2"/>9 0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6" table:style-name="ce57">
            <text:p><text:s text:c="3"/>886</text:p>
          </table:table-cell>
          <table:table-cell office:value-type="float" office:value="33916" table:style-name="ce57">
            <text:p><text:s text:c="2"/>33 916</text:p>
          </table:table-cell>
          <table:table-cell office:value-type="float" office:value="46628" table:style-name="ce57">
            <text:p><text:s text:c="2"/>46 62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5365" table:style-name="ce57">
            <text:p><text:s text:c="2"/>5 365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64" table:style-name="ce57">
            <text:p><text:s text:c="2"/>18 2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8" table:style-name="ce57">
            <text:p><text:s text:c="2"/>1 388</text:p>
          </table:table-cell>
          <table:table-cell office:value-type="float" office:value="25066" table:style-name="ce57">
            <text:p><text:s text:c="2"/>25 066</text:p>
          </table:table-cell>
          <table:table-cell office:value-type="float" office:value="29655" table:style-name="ce57">
            <text:p><text:s text:c="2"/>29 65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2925" table:style-name="ce57">
            <text:p><text:s text:c="2"/>12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82" table:style-name="ce57">
            <text:p><text:s text:c="2"/>17 5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99" table:style-name="ce57">
            <text:p><text:s/>(-) <text:s/>1 199</text:p>
          </table:table-cell>
          <table:table-cell office:value-type="float" office:value="29308" table:style-name="ce57">
            <text:p><text:s text:c="2"/>29 308</text:p>
          </table:table-cell>
          <table:table-cell office:value-type="float" office:value="48796" table:style-name="ce57">
            <text:p><text:s text:c="2"/>48 796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201" table:style-name="ce57">
            <text:p><text:s text:c="2"/>1 20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79" table:style-name="ce57">
            <text:p><text:s text:c="2"/>8 2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6" table:style-name="ce57">
            <text:p><text:s text:c="3"/>326</text:p>
          </table:table-cell>
          <table:table-cell office:value-type="float" office:value="9816" table:style-name="ce57">
            <text:p><text:s text:c="2"/>9 816</text:p>
          </table:table-cell>
          <table:table-cell office:value-type="float" office:value="12155" table:style-name="ce57">
            <text:p><text:s text:c="2"/>12 1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799" table:style-name="ce56">
            <text:p><text:s text:c="3"/>799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247" table:style-name="ce56">
            <text:p><text:s text:c="2"/>13 2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4" table:style-name="ce56">
            <text:p><text:s/>(-) <text:s text:c="2"/>74</text:p>
          </table:table-cell>
          <table:table-cell office:value-type="float" office:value="14007" table:style-name="ce56">
            <text:p><text:s text:c="2"/>14 007</text:p>
          </table:table-cell>
          <table:table-cell office:value-type="float" office:value="15663" table:style-name="ce56">
            <text:p><text:s text:c="2"/>15 6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17" table:style-name="ce56">
            <text:p><text:s text:c="3"/>317</text:p>
          </table:table-cell>
          <table:table-cell office:value-type="float" office:value="30" table:style-name="ce56">
            <text:p><text:s text:c="3"/>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576" table:style-name="ce56">
            <text:p><text:s text:c="2"/>17 5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7" table:style-name="ce56">
            <text:p><text:s text:c="3"/>217</text:p>
          </table:table-cell>
          <table:table-cell office:value-type="float" office:value="18140" table:style-name="ce56">
            <text:p><text:s text:c="2"/>18 140</text:p>
          </table:table-cell>
          <table:table-cell office:value-type="float" office:value="33547" table:style-name="ce56">
            <text:p><text:s text:c="2"/>33 5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293" table:style-name="ce56">
            <text:p><text:s text:c="3"/>2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00" table:style-name="ce56">
            <text:p><text:s text:c="2"/>8 4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4" table:style-name="ce56">
            <text:p><text:s text:c="3"/>414</text:p>
          </table:table-cell>
          <table:table-cell office:value-type="float" office:value="9107" table:style-name="ce56">
            <text:p><text:s text:c="2"/>9 107</text:p>
          </table:table-cell>
          <table:table-cell office:value-type="float" office:value="27525" table:style-name="ce56">
            <text:p><text:s text:c="2"/>27 52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239" table:style-name="ce56">
            <text:p><text:s text:c="2"/>2 239</text:p>
          </table:table-cell>
          <table:table-cell office:value-type="float" office:value="96" table:style-name="ce56">
            <text:p><text:s text:c="3"/>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2525" table:style-name="ce56">
            <text:p><text:s text:c="2"/>92 5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89" table:style-name="ce56">
            <text:p><text:s text:c="2"/>1 389</text:p>
          </table:table-cell>
          <table:table-cell office:value-type="float" office:value="96249" table:style-name="ce56">
            <text:p><text:s text:c="2"/>96 249</text:p>
          </table:table-cell>
          <table:table-cell office:value-type="float" office:value="108970" table:style-name="ce56">
            <text:p><text:s text:c="2"/>108 97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1747" table:style-name="ce56">
            <text:p><text:s text:c="2"/>1 7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719" table:style-name="ce56">
            <text:p><text:s text:c="2"/>57 7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190" table:style-name="ce56">
            <text:p><text:s/>(-) <text:s/>2 190</text:p>
          </table:table-cell>
          <table:table-cell office:value-type="float" office:value="57276" table:style-name="ce56">
            <text:p><text:s text:c="2"/>57 276</text:p>
          </table:table-cell>
          <table:table-cell office:value-type="float" office:value="100453" table:style-name="ce56">
            <text:p><text:s text:c="2"/>100 45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5435" table:style-name="ce57">
            <text:p><text:s text:c="2"/>5 4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94" table:style-name="ce57">
            <text:p><text:s text:c="2"/>17 3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0" table:style-name="ce57">
            <text:p><text:s/>(-) <text:s text:c="2"/>100</text:p>
          </table:table-cell>
          <table:table-cell office:value-type="float" office:value="22729" table:style-name="ce57">
            <text:p><text:s text:c="2"/>22 729</text:p>
          </table:table-cell>
          <table:table-cell office:value-type="float" office:value="23841" table:style-name="ce57">
            <text:p><text:s text:c="2"/>23 84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0" table:style-name="ce57">
            <text:p><text:s text:c="3"/>400</text:p>
          </table:table-cell>
          <table:table-cell office:value-type="float" office:value="623" table:style-name="ce57">
            <text:p><text:s text:c="3"/>623</text:p>
          </table:table-cell>
          <table:table-cell office:value-type="float" office:value="13118" table:style-name="ce57">
            <text:p><text:s text:c="2"/>13 1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3" table:style-name="ce57">
            <text:p><text:s text:c="2"/>1 5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90" table:style-name="ce57">
            <text:p><text:s/>(-) <text:s text:c="2"/>290</text:p>
          </table:table-cell>
          <table:table-cell office:value-type="float" office:value="1800" table:style-name="ce57">
            <text:p><text:s text:c="2"/>1 800</text:p>
          </table:table-cell>
          <table:table-cell office:value-type="float" office:value="25640" table:style-name="ce57">
            <text:p><text:s text:c="2"/>25 64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923" table:style-name="ce57">
            <text:p><text:s text:c="3"/>9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136" table:style-name="ce57">
            <text:p><text:s text:c="2"/>25 1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50" table:style-name="ce57">
            <text:p><text:s/>(-) <text:s text:c="2"/>550</text:p>
          </table:table-cell>
          <table:table-cell office:value-type="float" office:value="25509" table:style-name="ce57">
            <text:p><text:s text:c="2"/>25 509</text:p>
          </table:table-cell>
          <table:table-cell office:value-type="float" office:value="34506" table:style-name="ce57">
            <text:p><text:s text:c="2"/>34 506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124" table:style-name="ce57">
            <text:p><text:s text:c="2"/>1 124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493" table:style-name="ce57">
            <text:p><text:s text:c="2"/>102 4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0" table:style-name="ce57">
            <text:p><text:s text:c="3"/>500</text:p>
          </table:table-cell>
          <table:table-cell office:value-type="float" office:value="104124" table:style-name="ce57">
            <text:p><text:s text:c="2"/>104 124</text:p>
          </table:table-cell>
          <table:table-cell office:value-type="float" office:value="114295" table:style-name="ce57">
            <text:p><text:s text:c="2"/>114 2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6083" table:style-name="ce56">
            <text:p><text:s text:c="2"/>6 0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121" table:style-name="ce56">
            <text:p><text:s text:c="2"/>45 12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744" table:style-name="ce56">
            <text:p><text:s/>(-) <text:s/>1 744</text:p>
          </table:table-cell>
          <table:table-cell office:value-type="float" office:value="49460" table:style-name="ce56">
            <text:p><text:s text:c="2"/>49 460</text:p>
          </table:table-cell>
          <table:table-cell office:value-type="float" office:value="55828" table:style-name="ce56">
            <text:p><text:s text:c="2"/>55 82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089" table:style-name="ce56">
            <text:p><text:s text:c="2"/>3 0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89" table:style-name="ce56">
            <text:p><text:s text:c="2"/>2 289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528" table:style-name="ce56">
            <text:p><text:s text:c="2"/>1 528</text:p>
          </table:table-cell>
          <table:table-cell office:value-type="float" office:value="7008" table:style-name="ce56">
            <text:p><text:s text:c="2"/>7 008</text:p>
          </table:table-cell>
          <table:table-cell office:value-type="float" office:value="32317" table:style-name="ce56">
            <text:p><text:s text:c="2"/>32 31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8368" table:style-name="ce56">
            <text:p><text:s text:c="2"/>8 3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97" table:style-name="ce56">
            <text:p><text:s text:c="3"/>697</text:p>
          </table:table-cell>
          <table:table-cell office:value-type="float" office:value="9065" table:style-name="ce56">
            <text:p><text:s text:c="2"/>9 065</text:p>
          </table:table-cell>
          <table:table-cell office:value-type="float" office:value="14033" table:style-name="ce56">
            <text:p><text:s text:c="2"/>14 03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3485" table:style-name="ce56">
            <text:p><text:s text:c="2"/>3 4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235" table:style-name="ce56">
            <text:p><text:s text:c="2"/>12 2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40" table:style-name="ce56">
            <text:p><text:s text:c="3"/>640</text:p>
          </table:table-cell>
          <table:table-cell office:value-type="float" office:value="16360" table:style-name="ce56">
            <text:p><text:s text:c="2"/>16 360</text:p>
          </table:table-cell>
          <table:table-cell office:value-type="float" office:value="68713" table:style-name="ce56">
            <text:p><text:s text:c="2"/>68 7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4" table:style-name="ce56">
            <text:p><text:s text:c="3"/>5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850" table:style-name="ce56">
            <text:p><text:s/>(-) <text:s text:c="2"/>850</text:p>
          </table:table-cell>
          <table:table-cell office:value-type="float" office:value="-275" table:style-name="ce56">
            <text:p><text:s/>(-) <text:s text:c="2"/>275</text:p>
          </table:table-cell>
          <table:table-cell office:value-type="float" office:value="29354" table:style-name="ce56">
            <text:p><text:s text:c="2"/>29 35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4163" table:style-name="ce57">
            <text:p><text:s text:c="2"/>4 1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3" table:style-name="ce57">
            <text:p><text:s text:c="3"/>3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4559" table:style-name="ce57">
            <text:p><text:s text:c="2"/>4 559</text:p>
          </table:table-cell>
          <table:table-cell office:value-type="float" office:value="16596" table:style-name="ce57">
            <text:p><text:s text:c="2"/>16 59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736" table:style-name="ce57">
            <text:p><text:s text:c="2"/>98 7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736" table:style-name="ce57">
            <text:p><text:s text:c="2"/>98 736</text:p>
          </table:table-cell>
          <table:table-cell office:value-type="float" office:value="113770" table:style-name="ce57">
            <text:p><text:s text:c="2"/>113 77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15478" table:style-name="ce57">
            <text:p><text:s text:c="2"/>15 47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0750" table:style-name="ce57">
            <text:p><text:s text:c="2"/>10 7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19" table:style-name="ce57">
            <text:p><text:s/>(-) <text:s/>1 019</text:p>
          </table:table-cell>
          <table:table-cell office:value-type="float" office:value="9731" table:style-name="ce57">
            <text:p><text:s text:c="2"/>9 731</text:p>
          </table:table-cell>
          <table:table-cell office:value-type="float" office:value="18581" table:style-name="ce57">
            <text:p><text:s text:c="2"/>18 58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22" table:style-name="ce57">
            <text:p><text:s text:c="2"/>4 2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22" table:style-name="ce57">
            <text:p><text:s text:c="2"/>4 222</text:p>
          </table:table-cell>
          <table:table-cell office:value-type="float" office:value="94472" table:style-name="ce57">
            <text:p><text:s text:c="2"/>94 4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097" table:style-name="ce56">
            <text:p><text:s text:c="2"/>2 0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335" table:style-name="ce56">
            <text:p><text:s text:c="2"/>21 3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04" table:style-name="ce56">
            <text:p><text:s/>(-) <text:s text:c="2"/>504</text:p>
          </table:table-cell>
          <table:table-cell office:value-type="float" office:value="22928" table:style-name="ce56">
            <text:p><text:s text:c="2"/>22 928</text:p>
          </table:table-cell>
          <table:table-cell office:value-type="float" office:value="178377" table:style-name="ce56">
            <text:p><text:s text:c="2"/>178 37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975" table:style-name="ce56">
            <text:p><text:s text:c="2"/>3 9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668" table:style-name="ce56">
            <text:p><text:s text:c="2"/>20 6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28" table:style-name="ce56">
            <text:p><text:s text:c="2"/>1 028</text:p>
          </table:table-cell>
          <table:table-cell office:value-type="float" office:value="25671" table:style-name="ce56">
            <text:p><text:s text:c="2"/>25 671</text:p>
          </table:table-cell>
          <table:table-cell office:value-type="float" office:value="52010" table:style-name="ce56">
            <text:p><text:s text:c="2"/>52 01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267" table:style-name="ce56">
            <text:p><text:s text:c="2"/>1 2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10" table:style-name="ce56">
            <text:p><text:s text:c="3"/>810</text:p>
          </table:table-cell>
          <table:table-cell office:value-type="float" office:value="2095" table:style-name="ce56">
            <text:p><text:s text:c="2"/>2 095</text:p>
          </table:table-cell>
          <table:table-cell office:value-type="float" office:value="50220" table:style-name="ce56">
            <text:p><text:s text:c="2"/>50 2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97" table:style-name="ce56">
            <text:p><text:s text:c="3"/>4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76" table:style-name="ce56">
            <text:p><text:s text:c="2"/>1 676</text:p>
          </table:table-cell>
          <table:table-cell office:value-type="float" office:value="2173" table:style-name="ce56">
            <text:p><text:s text:c="2"/>2 173</text:p>
          </table:table-cell>
          <table:table-cell office:value-type="float" office:value="33240" table:style-name="ce56">
            <text:p><text:s text:c="2"/>33 2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5957" table:style-name="ce56">
            <text:p><text:s text:c="2"/>5 9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43" table:style-name="ce56">
            <text:p><text:s text:c="2"/>1 343</text:p>
          </table:table-cell>
          <table:table-cell office:value-type="float" office:value="7300" table:style-name="ce56">
            <text:p><text:s text:c="2"/>7 300</text:p>
          </table:table-cell>
          <table:table-cell office:value-type="float" office:value="51208" table:style-name="ce56">
            <text:p><text:s text:c="2"/>51 2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254" table:style-name="ce57">
            <text:p><text:s text:c="2"/>5 2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0" table:style-name="ce57">
            <text:p><text:s/>(-) <text:s text:c="2"/>50</text:p>
          </table:table-cell>
          <table:table-cell office:value-type="float" office:value="5204" table:style-name="ce57">
            <text:p><text:s text:c="2"/>5 204</text:p>
          </table:table-cell>
          <table:table-cell office:value-type="float" office:value="47957" table:style-name="ce57">
            <text:p><text:s text:c="2"/>47 9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809" table:style-name="ce57">
            <text:p><text:s text:c="3"/>8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1" table:style-name="ce57">
            <text:p><text:s text:c="2"/>1 201</text:p>
          </table:table-cell>
          <table:table-cell office:value-type="float" office:value="2440" table:style-name="ce57">
            <text:p><text:s text:c="2"/>2 440</text:p>
          </table:table-cell>
          <table:table-cell office:value-type="float" office:value="25708" table:style-name="ce57">
            <text:p><text:s text:c="2"/>25 7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428" table:style-name="ce57">
            <text:p><text:s text:c="2"/>3 4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" table:style-name="ce57">
            <text:p><text:s text:c="3"/>4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" table:style-name="ce57">
            <text:p><text:s text:c="3"/>93</text:p>
          </table:table-cell>
          <table:table-cell office:value-type="float" office:value="3949" table:style-name="ce57">
            <text:p><text:s text:c="2"/>3 949</text:p>
          </table:table-cell>
          <table:table-cell office:value-type="float" office:value="27472" table:style-name="ce57">
            <text:p><text:s text:c="2"/>27 47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447" table:style-name="ce57">
            <text:p><text:s text:c="3"/>4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9" table:style-name="ce57">
            <text:p><text:s text:c="3"/>2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3" table:style-name="ce57">
            <text:p><text:s text:c="2"/>1 023</text:p>
          </table:table-cell>
          <table:table-cell office:value-type="float" office:value="1749" table:style-name="ce57">
            <text:p><text:s text:c="2"/>1 749</text:p>
          </table:table-cell>
          <table:table-cell office:value-type="float" office:value="23137" table:style-name="ce57">
            <text:p><text:s text:c="2"/>23 13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501" table:style-name="ce57">
            <text:p><text:s text:c="2"/>2 5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384" table:style-name="ce57">
            <text:p><text:s text:c="2"/>60 3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0" table:style-name="ce57">
            <text:p><text:s/>(-) <text:s text:c="2"/>90</text:p>
          </table:table-cell>
          <table:table-cell office:value-type="float" office:value="62795" table:style-name="ce57">
            <text:p><text:s text:c="2"/>62 795</text:p>
          </table:table-cell>
          <table:table-cell office:value-type="float" office:value="76426" table:style-name="ce57">
            <text:p><text:s text:c="2"/>76 4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2526" table:style-name="ce56">
            <text:p><text:s text:c="2"/>2 526</text:p>
          </table:table-cell>
          <table:table-cell office:value-type="float" office:value="7012" table:style-name="ce56">
            <text:p><text:s text:c="2"/>7 0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6884" table:style-name="ce56">
            <text:p><text:s text:c="2"/>66 8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" table:style-name="ce56">
            <text:p><text:s/>(-) <text:s text:c="2"/>4</text:p>
          </table:table-cell>
          <table:table-cell office:value-type="float" office:value="76418" table:style-name="ce56">
            <text:p><text:s text:c="2"/>76 418</text:p>
          </table:table-cell>
          <table:table-cell office:value-type="float" office:value="103294" table:style-name="ce56">
            <text:p><text:s text:c="2"/>103 2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110" table:style-name="ce56">
            <text:p><text:s text:c="2"/>3 1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163" table:style-name="ce56">
            <text:p><text:s text:c="2"/>7 1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0" table:style-name="ce56">
            <text:p><text:s text:c="2"/>1 000</text:p>
          </table:table-cell>
          <table:table-cell office:value-type="float" office:value="11273" table:style-name="ce56">
            <text:p><text:s text:c="2"/>11 273</text:p>
          </table:table-cell>
          <table:table-cell office:value-type="float" office:value="34674" table:style-name="ce56">
            <text:p><text:s text:c="2"/>34 6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1809" table:style-name="ce56">
            <text:p><text:s text:c="2"/>1 8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54" table:style-name="ce56">
            <text:p><text:s text:c="2"/>6 8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20" table:style-name="ce56">
            <text:p><text:s text:c="2"/>1 820</text:p>
          </table:table-cell>
          <table:table-cell office:value-type="float" office:value="10483" table:style-name="ce56">
            <text:p><text:s text:c="2"/>10 483</text:p>
          </table:table-cell>
          <table:table-cell office:value-type="float" office:value="79267" table:style-name="ce56">
            <text:p><text:s text:c="2"/>79 26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2" table:style-name="ce56">
            <text:p><text:s text:c="3"/>282</text:p>
          </table:table-cell>
          <table:table-cell office:value-type="float" office:value="297" table:style-name="ce56">
            <text:p><text:s text:c="3"/>297</text:p>
          </table:table-cell>
          <table:table-cell office:value-type="float" office:value="19709" table:style-name="ce56">
            <text:p><text:s text:c="2"/>19 70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8" table:style-name="ce56">
            <text:p><text:s text:c="3"/>538</text:p>
          </table:table-cell>
          <table:table-cell office:value-type="float" office:value="569" table:style-name="ce56">
            <text:p><text:s text:c="3"/>569</text:p>
          </table:table-cell>
          <table:table-cell office:value-type="float" office:value="26582" table:style-name="ce56">
            <text:p><text:s text:c="2"/>26 58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448" table:style-name="ce57">
            <text:p><text:s text:c="2"/>3 4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48" table:style-name="ce57">
            <text:p><text:s text:c="2"/>2 7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3" table:style-name="ce57">
            <text:p><text:s text:c="2"/>1 573</text:p>
          </table:table-cell>
          <table:table-cell office:value-type="float" office:value="7769" table:style-name="ce57">
            <text:p><text:s text:c="2"/>7 769</text:p>
          </table:table-cell>
          <table:table-cell office:value-type="float" office:value="56421" table:style-name="ce57">
            <text:p><text:s text:c="2"/>56 42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7266" table:style-name="ce57">
            <text:p><text:s text:c="2"/>7 2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89" table:style-name="ce57">
            <text:p><text:s/>(-) <text:s text:c="2"/>489</text:p>
          </table:table-cell>
          <table:table-cell office:value-type="float" office:value="6777" table:style-name="ce57">
            <text:p><text:s text:c="2"/>6 777</text:p>
          </table:table-cell>
          <table:table-cell office:value-type="float" office:value="12361" table:style-name="ce57">
            <text:p><text:s text:c="2"/>12 36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4276" table:style-name="ce57">
            <text:p><text:s text:c="2"/>14 2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23" table:style-name="ce57">
            <text:p><text:s text:c="3"/>123</text:p>
          </table:table-cell>
          <table:table-cell office:value-type="float" office:value="972" table:style-name="ce57">
            <text:p><text:s text:c="3"/>972</text:p>
          </table:table-cell>
          <table:table-cell office:value-type="float" office:value="15601" table:style-name="ce57">
            <text:p><text:s text:c="2"/>15 601</text:p>
          </table:table-cell>
          <table:table-cell office:value-type="float" office:value="103780" table:style-name="ce57">
            <text:p><text:s text:c="2"/>103 78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3765" table:style-name="ce57">
            <text:p><text:s text:c="2"/>13 7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8" table:style-name="ce57">
            <text:p><text:s text:c="3"/>3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6" table:style-name="ce57">
            <text:p><text:s text:c="3"/>456</text:p>
          </table:table-cell>
          <table:table-cell office:value-type="float" office:value="14599" table:style-name="ce57">
            <text:p><text:s text:c="2"/>14 599</text:p>
          </table:table-cell>
          <table:table-cell office:value-type="float" office:value="50599" table:style-name="ce57">
            <text:p><text:s text:c="2"/>50 5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59" table:style-name="ce57">
            <text:p><text:s/>(-) <text:s text:c="2"/>359</text:p>
          </table:table-cell>
          <table:table-cell office:value-type="float" office:value="-313" table:style-name="ce57">
            <text:p><text:s/>(-) <text:s text:c="2"/>313</text:p>
          </table:table-cell>
          <table:table-cell office:value-type="float" office:value="7370" table:style-name="ce57">
            <text:p><text:s text:c="2"/>7 3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653" table:style-name="ce56">
            <text:p><text:s text:c="2"/>4 6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670" table:style-name="ce56">
            <text:p><text:s text:c="2"/>15 670</text:p>
          </table:table-cell>
          <table:table-cell office:value-type="float" office:value="10034" table:style-name="ce56">
            <text:p><text:s text:c="2"/>10 034</text:p>
          </table:table-cell>
          <table:table-cell office:value-type="float" office:value="2800" table:style-name="ce56">
            <text:p><text:s text:c="2"/>2 800</text:p>
          </table:table-cell>
          <table:table-cell office:value-type="float" office:value="33157" table:style-name="ce56">
            <text:p><text:s text:c="2"/>33 157</text:p>
          </table:table-cell>
          <table:table-cell office:value-type="float" office:value="121381" table:style-name="ce56">
            <text:p><text:s text:c="2"/>121 3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07" table:style-name="ce56">
            <text:p><text:s text:c="3"/>3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610" table:style-name="ce56">
            <text:p><text:s/>(-) <text:s text:c="2"/>610</text:p>
          </table:table-cell>
          <table:table-cell office:value-type="float" office:value="-303" table:style-name="ce56">
            <text:p><text:s/>(-) <text:s text:c="2"/>303</text:p>
          </table:table-cell>
          <table:table-cell office:value-type="float" office:value="17776" table:style-name="ce56">
            <text:p><text:s text:c="2"/>17 77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467" table:style-name="ce56">
            <text:p><text:s text:c="3"/>4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967" table:style-name="ce56">
            <text:p><text:s text:c="2"/>17 967</text:p>
          </table:table-cell>
          <table:table-cell office:value-type="float" office:value="16866" table:style-name="ce56">
            <text:p><text:s text:c="2"/>16 866</text:p>
          </table:table-cell>
          <table:table-cell office:value-type="float" office:value="433" table:style-name="ce56">
            <text:p><text:s text:c="3"/>433</text:p>
          </table:table-cell>
          <table:table-cell office:value-type="float" office:value="35733" table:style-name="ce56">
            <text:p><text:s text:c="2"/>35 733</text:p>
          </table:table-cell>
          <table:table-cell office:value-type="float" office:value="48716" table:style-name="ce56">
            <text:p><text:s text:c="2"/>48 7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301" table:style-name="ce56">
            <text:p><text:s text:c="2"/>1 3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6252" table:style-name="ce56">
            <text:p><text:s text:c="2"/>46 252</text:p>
          </table:table-cell>
          <table:table-cell office:value-type="float" office:value="20985" table:style-name="ce56">
            <text:p><text:s text:c="2"/>20 985</text:p>
          </table:table-cell>
          <table:table-cell office:value-type="float" office:value="902" table:style-name="ce56">
            <text:p><text:s text:c="3"/>902</text:p>
          </table:table-cell>
          <table:table-cell office:value-type="float" office:value="69440" table:style-name="ce56">
            <text:p><text:s text:c="2"/>69 440</text:p>
          </table:table-cell>
          <table:table-cell office:value-type="float" office:value="88012" table:style-name="ce56">
            <text:p><text:s text:c="2"/>88 0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887" table:style-name="ce56">
            <text:p><text:s text:c="3"/>88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185" table:style-name="ce56">
            <text:p><text:s text:c="2"/>7 185</text:p>
          </table:table-cell>
          <table:table-cell office:value-type="float" office:value="12811" table:style-name="ce56">
            <text:p><text:s text:c="2"/>12 811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20888" table:style-name="ce56">
            <text:p><text:s text:c="2"/>20 888</text:p>
          </table:table-cell>
          <table:table-cell office:value-type="float" office:value="29132" table:style-name="ce56">
            <text:p><text:s text:c="2"/>29 13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298" table:style-name="ce57">
            <text:p><text:s text:c="2"/>5 2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05" table:style-name="ce57">
            <text:p><text:s text:c="2"/>3 905</text:p>
          </table:table-cell>
          <table:table-cell office:value-type="float" office:value="17708" table:style-name="ce57">
            <text:p><text:s text:c="2"/>17 708</text:p>
          </table:table-cell>
          <table:table-cell office:value-type="float" office:value="723" table:style-name="ce57">
            <text:p><text:s text:c="3"/>723</text:p>
          </table:table-cell>
          <table:table-cell office:value-type="float" office:value="27634" table:style-name="ce57">
            <text:p><text:s text:c="2"/>27 634</text:p>
          </table:table-cell>
          <table:table-cell office:value-type="float" office:value="79211" table:style-name="ce57">
            <text:p><text:s text:c="2"/>79 21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496" table:style-name="ce57">
            <text:p><text:s text:c="3"/>4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225" table:style-name="ce57">
            <text:p><text:s text:c="2"/>33 225</text:p>
          </table:table-cell>
          <table:table-cell office:value-type="float" office:value="1389" table:style-name="ce57">
            <text:p><text:s text:c="2"/>1 38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5117" table:style-name="ce57">
            <text:p><text:s text:c="2"/>35 117</text:p>
          </table:table-cell>
          <table:table-cell office:value-type="float" office:value="36689" table:style-name="ce57">
            <text:p><text:s text:c="2"/>36 68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538" table:style-name="ce57">
            <text:p><text:s text:c="2"/>1 5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21647" table:style-name="ce57">
            <text:p><text:s text:c="2"/>21 647</text:p>
          </table:table-cell>
          <table:table-cell office:value-type="float" office:value="107" table:style-name="ce57">
            <text:p><text:s text:c="3"/>107</text:p>
          </table:table-cell>
          <table:table-cell office:value-type="float" office:value="23528" table:style-name="ce57">
            <text:p><text:s text:c="2"/>23 528</text:p>
          </table:table-cell>
          <table:table-cell office:value-type="float" office:value="26922" table:style-name="ce57">
            <text:p><text:s text:c="2"/>26 92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5529" table:style-name="ce57">
            <text:p><text:s text:c="2"/>5 5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17" table:style-name="ce57">
            <text:p><text:s text:c="2"/>15 017</text:p>
          </table:table-cell>
          <table:table-cell office:value-type="float" office:value="586" table:style-name="ce57">
            <text:p><text:s text:c="3"/>586</text:p>
          </table:table-cell>
          <table:table-cell office:value-type="float" office:value="21132" table:style-name="ce57">
            <text:p><text:s text:c="2"/>21 132</text:p>
          </table:table-cell>
          <table:table-cell office:value-type="float" office:value="28618" table:style-name="ce57">
            <text:p><text:s text:c="2"/>28 6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0580" table:style-name="ce57">
            <text:p><text:s text:c="2"/>10 5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22" table:style-name="ce57">
            <text:p><text:s text:c="2"/>4 822</text:p>
          </table:table-cell>
          <table:table-cell office:value-type="float" office:value="73862" table:style-name="ce57">
            <text:p><text:s text:c="2"/>73 862</text:p>
          </table:table-cell>
          <table:table-cell office:value-type="float" office:value="1199" table:style-name="ce57">
            <text:p><text:s text:c="2"/>1 199</text:p>
          </table:table-cell>
          <table:table-cell office:value-type="float" office:value="90463" table:style-name="ce57">
            <text:p><text:s text:c="2"/>90 463</text:p>
          </table:table-cell>
          <table:table-cell office:value-type="float" office:value="140353" table:style-name="ce57">
            <text:p><text:s text:c="2"/>140 3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7798" table:style-name="ce56">
            <text:p><text:s text:c="2"/>7 7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5309" table:style-name="ce56">
            <text:p><text:s text:c="2"/>135 309</text:p>
          </table:table-cell>
          <table:table-cell office:value-type="float" office:value="56500" table:style-name="ce56">
            <text:p><text:s text:c="2"/>56 500</text:p>
          </table:table-cell>
          <table:table-cell office:value-type="float" office:value="-2900" table:style-name="ce56">
            <text:p><text:s/>(-) <text:s/>2 900</text:p>
          </table:table-cell>
          <table:table-cell office:value-type="float" office:value="196707" table:style-name="ce56">
            <text:p><text:s text:c="2"/>196 707</text:p>
          </table:table-cell>
          <table:table-cell office:value-type="float" office:value="198827" table:style-name="ce56">
            <text:p><text:s text:c="2"/>198 82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6467" table:style-name="ce56">
            <text:p><text:s text:c="2"/>6 4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05" table:style-name="ce56">
            <text:p><text:s text:c="2"/>1 305</text:p>
          </table:table-cell>
          <table:table-cell office:value-type="float" office:value="41409" table:style-name="ce56">
            <text:p><text:s text:c="2"/>41 409</text:p>
          </table:table-cell>
          <table:table-cell office:value-type="float" office:value="-766" table:style-name="ce56">
            <text:p><text:s/>(-) <text:s text:c="2"/>766</text:p>
          </table:table-cell>
          <table:table-cell office:value-type="float" office:value="48415" table:style-name="ce56">
            <text:p><text:s text:c="2"/>48 415</text:p>
          </table:table-cell>
          <table:table-cell office:value-type="float" office:value="54393" table:style-name="ce56">
            <text:p><text:s text:c="2"/>54 39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2010" table:style-name="ce56">
            <text:p><text:s text:c="2"/>12 0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66" table:style-name="ce56">
            <text:p><text:s text:c="2"/>4 566</text:p>
          </table:table-cell>
          <table:table-cell office:value-type="float" office:value="16576" table:style-name="ce56">
            <text:p><text:s text:c="2"/>16 576</text:p>
          </table:table-cell>
          <table:table-cell office:value-type="float" office:value="112887" table:style-name="ce56">
            <text:p><text:s text:c="2"/>112 8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2730" table:style-name="ce56">
            <text:p><text:s text:c="2"/>12 7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750" table:style-name="ce56">
            <text:p><text:s text:c="2"/>16 750</text:p>
          </table:table-cell>
          <table:table-cell office:value-type="float" office:value="14147" table:style-name="ce56">
            <text:p><text:s text:c="2"/>14 147</text:p>
          </table:table-cell>
          <table:table-cell office:value-type="float" office:value="2849" table:style-name="ce56">
            <text:p><text:s text:c="2"/>2 849</text:p>
          </table:table-cell>
          <table:table-cell office:value-type="float" office:value="46476" table:style-name="ce56">
            <text:p><text:s text:c="2"/>46 476</text:p>
          </table:table-cell>
          <table:table-cell office:value-type="float" office:value="62311" table:style-name="ce56">
            <text:p><text:s text:c="2"/>62 31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206" table:style-name="ce56">
            <text:p><text:s text:c="2"/>1 20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6524" table:style-name="ce56">
            <text:p><text:s text:c="2"/>46 524</text:p>
          </table:table-cell>
          <table:table-cell office:value-type="float" office:value="12297" table:style-name="ce56">
            <text:p><text:s text:c="2"/>12 297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60127" table:style-name="ce56">
            <text:p><text:s text:c="2"/>60 127</text:p>
          </table:table-cell>
          <table:table-cell office:value-type="float" office:value="63730" table:style-name="ce56">
            <text:p><text:s text:c="2"/>63 73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530" table:style-name="ce57">
            <text:p><text:s text:c="2"/>1 5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081" table:style-name="ce57">
            <text:p><text:s text:c="2"/>27 081</text:p>
          </table:table-cell>
          <table:table-cell office:value-type="float" office:value="6806" table:style-name="ce57">
            <text:p><text:s text:c="2"/>6 806</text:p>
          </table:table-cell>
          <table:table-cell office:value-type="float" office:value="732" table:style-name="ce57">
            <text:p><text:s text:c="3"/>732</text:p>
          </table:table-cell>
          <table:table-cell office:value-type="float" office:value="36149" table:style-name="ce57">
            <text:p><text:s text:c="2"/>36 149</text:p>
          </table:table-cell>
          <table:table-cell office:value-type="float" office:value="65921" table:style-name="ce57">
            <text:p><text:s text:c="2"/>65 92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269" table:style-name="ce57">
            <text:p><text:s text:c="2"/>2 2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7609" table:style-name="ce57">
            <text:p><text:s text:c="2"/>7 6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10" table:style-name="ce57">
            <text:p><text:s text:c="2"/>10 010</text:p>
          </table:table-cell>
          <table:table-cell office:value-type="float" office:value="64655" table:style-name="ce57">
            <text:p><text:s text:c="2"/>64 65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65" table:style-name="ce57">
            <text:p><text:s text:c="3"/>7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899" table:style-name="ce57">
            <text:p><text:s text:c="2"/>65 8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664" table:style-name="ce57">
            <text:p><text:s text:c="2"/>66 664</text:p>
          </table:table-cell>
          <table:table-cell office:value-type="float" office:value="204489" table:style-name="ce57">
            <text:p><text:s text:c="2"/>204 48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094" table:style-name="ce57">
            <text:p><text:s text:c="2"/>20 0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113" table:style-name="ce57">
            <text:p><text:s text:c="2"/>20 113</text:p>
          </table:table-cell>
          <table:table-cell office:value-type="float" office:value="52839" table:style-name="ce57">
            <text:p><text:s text:c="2"/>52 83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4286" table:style-name="ce57">
            <text:p><text:s text:c="2"/>264 2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4549" table:style-name="ce57">
            <text:p><text:s text:c="2"/>264 549</text:p>
          </table:table-cell>
          <table:table-cell office:value-type="float" office:value="300080" table:style-name="ce57">
            <text:p><text:s text:c="2"/>300 08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409" table:style-name="ce56">
            <text:p><text:s text:c="2"/>126 4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6409" table:style-name="ce56">
            <text:p><text:s text:c="2"/>126 409</text:p>
          </table:table-cell>
          <table:table-cell office:value-type="float" office:value="151586" table:style-name="ce56">
            <text:p><text:s text:c="2"/>151 58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242" table:style-name="ce56">
            <text:p><text:s text:c="2"/>2 2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9526" table:style-name="ce56">
            <text:p><text:s text:c="2"/>79 5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1768" table:style-name="ce56">
            <text:p><text:s text:c="2"/>81 768</text:p>
          </table:table-cell>
          <table:table-cell office:value-type="float" office:value="114376" table:style-name="ce56">
            <text:p><text:s text:c="2"/>114 3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756" table:style-name="ce56">
            <text:p><text:s text:c="2"/>35 7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756" table:style-name="ce56">
            <text:p><text:s text:c="2"/>35 756</text:p>
          </table:table-cell>
          <table:table-cell office:value-type="float" office:value="52694" table:style-name="ce56">
            <text:p><text:s text:c="2"/>52 69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1918" table:style-name="ce56">
            <text:p><text:s text:c="2"/>1 9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18" table:style-name="ce56">
            <text:p><text:s text:c="2"/>1 918</text:p>
          </table:table-cell>
          <table:table-cell office:value-type="float" office:value="31304" table:style-name="ce56">
            <text:p><text:s text:c="2"/>31 30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954" table:style-name="ce56">
            <text:p><text:s text:c="3"/>9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75" table:style-name="ce56">
            <text:p><text:s text:c="3"/>9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29" table:style-name="ce56">
            <text:p><text:s text:c="2"/>1 929</text:p>
          </table:table-cell>
          <table:table-cell office:value-type="float" office:value="115014" table:style-name="ce56">
            <text:p><text:s text:c="2"/>115 01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273" table:style-name="ce57">
            <text:p><text:s text:c="3"/>2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603" table:style-name="ce57">
            <text:p><text:s text:c="2"/>70 6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876" table:style-name="ce57">
            <text:p><text:s text:c="2"/>70 876</text:p>
          </table:table-cell>
          <table:table-cell office:value-type="float" office:value="82242" table:style-name="ce57">
            <text:p><text:s text:c="2"/>82 24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8702" table:style-name="ce57">
            <text:p><text:s text:c="2"/>8 7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83" table:style-name="ce57">
            <text:p><text:s text:c="2"/>1 4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85" table:style-name="ce57">
            <text:p><text:s text:c="2"/>10 185</text:p>
          </table:table-cell>
          <table:table-cell office:value-type="float" office:value="23411" table:style-name="ce57">
            <text:p><text:s text:c="2"/>23 41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4149" table:style-name="ce57">
            <text:p><text:s text:c="2"/>4 1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36" table:style-name="ce57">
            <text:p><text:s text:c="2"/>7 4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585" table:style-name="ce57">
            <text:p><text:s text:c="2"/>11 585</text:p>
          </table:table-cell>
          <table:table-cell office:value-type="float" office:value="36191" table:style-name="ce57">
            <text:p><text:s text:c="2"/>36 19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4836" table:style-name="ce57">
            <text:p><text:s text:c="2"/>4 8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751" table:style-name="ce57">
            <text:p><text:s text:c="2"/>17 7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587" table:style-name="ce57">
            <text:p><text:s text:c="2"/>22 587</text:p>
          </table:table-cell>
          <table:table-cell office:value-type="float" office:value="73623" table:style-name="ce57">
            <text:p><text:s text:c="2"/>73 62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0" table:style-name="ce57">
            <text:p><text:s text:c="2"/>1 9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3" table:style-name="ce57">
            <text:p><text:s text:c="2"/>1 903</text:p>
          </table:table-cell>
          <table:table-cell office:value-type="float" office:value="18820" table:style-name="ce57">
            <text:p><text:s text:c="2"/>18 8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3605" table:style-name="ce56">
            <text:p><text:s text:c="2"/>3 6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94" table:style-name="ce56">
            <text:p><text:s text:c="2"/>7 0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699" table:style-name="ce56">
            <text:p><text:s text:c="2"/>10 699</text:p>
          </table:table-cell>
          <table:table-cell office:value-type="float" office:value="30437" table:style-name="ce56">
            <text:p><text:s text:c="2"/>30 4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2535" table:style-name="ce56">
            <text:p><text:s text:c="2"/>2 5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5369" table:style-name="ce56">
            <text:p><text:s text:c="2"/>155 3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7904" table:style-name="ce56">
            <text:p><text:s text:c="2"/>157 904</text:p>
          </table:table-cell>
          <table:table-cell office:value-type="float" office:value="187647" table:style-name="ce56">
            <text:p><text:s text:c="2"/>187 6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634" table:style-name="ce56">
            <text:p><text:s text:c="3"/>63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647" table:style-name="ce56">
            <text:p><text:s text:c="2"/>17 6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97" table:style-name="ce56">
            <text:p><text:s/>(-) <text:s text:c="2"/>297</text:p>
          </table:table-cell>
          <table:table-cell office:value-type="float" office:value="17984" table:style-name="ce56">
            <text:p><text:s text:c="2"/>17 984</text:p>
          </table:table-cell>
          <table:table-cell office:value-type="float" office:value="31252" table:style-name="ce56">
            <text:p><text:s text:c="2"/>31 25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29" table:style-name="ce56">
            <text:p><text:s text:c="2"/>1 5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78" table:style-name="ce56">
            <text:p><text:s text:c="2"/>1 578</text:p>
          </table:table-cell>
          <table:table-cell office:value-type="float" office:value="35990" table:style-name="ce56">
            <text:p><text:s text:c="2"/>35 99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37" table:style-name="ce56">
            <text:p><text:s text:c="3"/>6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060" table:style-name="ce56">
            <text:p><text:s text:c="2"/>111 0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697" table:style-name="ce56">
            <text:p><text:s text:c="2"/>111 697</text:p>
          </table:table-cell>
          <table:table-cell office:value-type="float" office:value="199149" table:style-name="ce56">
            <text:p><text:s text:c="2"/>199 14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998" table:style-name="ce57">
            <text:p><text:s text:c="3"/>9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8" table:style-name="ce57">
            <text:p><text:s text:c="3"/>368</text:p>
          </table:table-cell>
          <table:table-cell office:value-type="float" office:value="47493" table:style-name="ce57">
            <text:p><text:s text:c="2"/>47 493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48918" table:style-name="ce57">
            <text:p><text:s text:c="2"/>48 918</text:p>
          </table:table-cell>
          <table:table-cell office:value-type="float" office:value="99987" table:style-name="ce57">
            <text:p><text:s text:c="2"/>99 9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326" table:style-name="ce57">
            <text:p><text:s text:c="2"/>7 326</text:p>
          </table:table-cell>
          <table:table-cell office:value-type="float" office:value="2124" table:style-name="ce57">
            <text:p><text:s text:c="2"/>2 1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1210" table:style-name="ce57">
            <text:p><text:s text:c="2"/>201 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660" table:style-name="ce57">
            <text:p><text:s text:c="2"/>210 660</text:p>
          </table:table-cell>
          <table:table-cell office:value-type="float" office:value="463182" table:style-name="ce57">
            <text:p><text:s text:c="2"/>463 18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662" table:style-name="ce57">
            <text:p><text:s text:c="2"/>3 6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514" table:style-name="ce57">
            <text:p><text:s text:c="2"/>58 5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176" table:style-name="ce57">
            <text:p><text:s text:c="2"/>62 176</text:p>
          </table:table-cell>
          <table:table-cell office:value-type="float" office:value="142189" table:style-name="ce57">
            <text:p><text:s text:c="2"/>142 18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877" table:style-name="ce57">
            <text:p><text:s text:c="2"/>260 8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877" table:style-name="ce57">
            <text:p><text:s text:c="2"/>260 877</text:p>
          </table:table-cell>
          <table:table-cell office:value-type="float" office:value="260877" table:style-name="ce57">
            <text:p><text:s text:c="2"/>260 877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7833" table:style-name="ce24">
            <text:p>783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9824" table:style-name="ce24">
            <text:p>982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7657" table:style-name="ce57">
            <text:p><text:s text:c="2"/>17 657</text:p>
          </table:table-cell>
          <table:table-cell office:value-type="float" office:value="145467" table:style-name="ce57">
            <text:p><text:s text:c="2"/>145 46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7470" table:style-name="ce56">
            <text:p><text:s text:c="2"/>37 4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7470" table:style-name="ce56">
            <text:p><text:s text:c="2"/>37 470</text:p>
          </table:table-cell>
          <table:table-cell office:value-type="float" office:value="40151" table:style-name="ce56">
            <text:p><text:s text:c="2"/>40 1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2857" table:style-name="ce56">
            <text:p><text:s text:c="2"/>12 8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64" table:style-name="ce56">
            <text:p><text:s text:c="3"/>464</text:p>
          </table:table-cell>
          <table:table-cell office:value-type="float" office:value="2976" table:style-name="ce56">
            <text:p><text:s text:c="2"/>2 9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297" table:style-name="ce56">
            <text:p><text:s text:c="2"/>16 297</text:p>
          </table:table-cell>
          <table:table-cell office:value-type="float" office:value="65180" table:style-name="ce56">
            <text:p><text:s text:c="2"/>65 18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494" table:style-name="ce56">
            <text:p><text:s text:c="2"/>1 4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0" table:style-name="ce56">
            <text:p><text:s text:c="2"/>1 0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94" table:style-name="ce56">
            <text:p><text:s text:c="2"/>2 494</text:p>
          </table:table-cell>
          <table:table-cell office:value-type="float" office:value="94112" table:style-name="ce56">
            <text:p><text:s text:c="2"/>94 11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1836" table:style-name="ce56">
            <text:p><text:s text:c="2"/>1 8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48" table:style-name="ce56">
            <text:p><text:s text:c="2"/>2 9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84" table:style-name="ce56">
            <text:p><text:s text:c="2"/>4 784</text:p>
          </table:table-cell>
          <table:table-cell office:value-type="float" office:value="74858" table:style-name="ce56">
            <text:p><text:s text:c="2"/>74 85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203" table:style-name="ce56">
            <text:p><text:s text:c="2"/>2 2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331" table:style-name="ce56">
            <text:p><text:s text:c="2"/>18 331</text:p>
          </table:table-cell>
          <table:table-cell office:value-type="float" office:value="1880" table:style-name="ce56">
            <text:p><text:s text:c="2"/>1 8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414" table:style-name="ce56">
            <text:p><text:s text:c="2"/>22 414</text:p>
          </table:table-cell>
          <table:table-cell office:value-type="float" office:value="62405" table:style-name="ce56">
            <text:p><text:s text:c="2"/>62 40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536" table:style-name="ce57">
            <text:p><text:s text:c="2"/>3 5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99" table:style-name="ce57">
            <text:p><text:s text:c="2"/>6 6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35" table:style-name="ce57">
            <text:p><text:s text:c="2"/>10 235</text:p>
          </table:table-cell>
          <table:table-cell office:value-type="float" office:value="101320" table:style-name="ce57">
            <text:p><text:s text:c="2"/>101 32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9" table:style-name="ce57">
            <text:p><text:s text:c="3"/>2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9" table:style-name="ce57">
            <text:p><text:s text:c="3"/>289</text:p>
          </table:table-cell>
          <table:table-cell office:value-type="float" office:value="26942" table:style-name="ce57">
            <text:p><text:s text:c="2"/>26 94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8840" table:style-name="ce57">
            <text:p><text:s text:c="2"/>498 8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8840" table:style-name="ce57">
            <text:p><text:s text:c="2"/>498 840</text:p>
          </table:table-cell>
          <table:table-cell office:value-type="float" office:value="498840" table:style-name="ce57">
            <text:p><text:s text:c="2"/>498 840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98" table:style-name="ce57">
            <text:p><text:s text:c="2"/>11 4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98" table:style-name="ce57">
            <text:p><text:s text:c="2"/>11 498</text:p>
          </table:table-cell>
          <table:table-cell office:value-type="float" office:value="11498" table:style-name="ce57">
            <text:p><text:s text:c="2"/>11 498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634" table:style-name="ce57">
            <text:p><text:s text:c="2"/>175 6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634" table:style-name="ce57">
            <text:p><text:s text:c="2"/>175 634</text:p>
          </table:table-cell>
          <table:table-cell office:value-type="float" office:value="175634" table:style-name="ce57">
            <text:p><text:s text:c="2"/>175 63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3" table:style-name="ce56">
            <text:p><text:s text:c="3"/>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929" table:style-name="ce56">
            <text:p><text:s text:c="2"/>60 9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982" table:style-name="ce56">
            <text:p><text:s text:c="2"/>60 982</text:p>
          </table:table-cell>
          <table:table-cell office:value-type="float" office:value="69120" table:style-name="ce56">
            <text:p><text:s text:c="2"/>69 12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982" table:style-name="ce56">
            <text:p><text:s text:c="2"/>111 9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982" table:style-name="ce56">
            <text:p><text:s text:c="2"/>111 982</text:p>
          </table:table-cell>
          <table:table-cell office:value-type="float" office:value="111982" table:style-name="ce56">
            <text:p><text:s text:c="2"/>111 98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28039" table:style-name="ce56">
            <text:p><text:s text:c="2"/>28 039</text:p>
          </table:table-cell>
          <table:table-cell office:value-type="float" office:value="4461" table:style-name="ce56">
            <text:p><text:s text:c="2"/>4 461</text:p>
          </table:table-cell>
          <table:table-cell office:value-type="float" office:value="87443" table:style-name="ce56">
            <text:p><text:s text:c="2"/>87 4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979" table:style-name="ce56">
            <text:p><text:s text:c="2"/>119 979</text:p>
          </table:table-cell>
          <table:table-cell office:value-type="float" office:value="131944" table:style-name="ce56">
            <text:p><text:s text:c="2"/>131 94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040" table:style-name="ce56">
            <text:p><text:s text:c="2"/>1 0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58" table:style-name="ce56">
            <text:p><text:s text:c="2"/>6 058</text:p>
          </table:table-cell>
          <table:table-cell office:value-type="float" office:value="21416" table:style-name="ce56">
            <text:p><text:s text:c="2"/>21 4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514" table:style-name="ce56">
            <text:p><text:s text:c="2"/>28 514</text:p>
          </table:table-cell>
          <table:table-cell office:value-type="float" office:value="32926" table:style-name="ce56">
            <text:p><text:s text:c="2"/>32 92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114" table:style-name="ce56">
            <text:p><text:s text:c="2"/>38 114</text:p>
          </table:table-cell>
          <table:table-cell office:value-type="float" office:value="28474" table:style-name="ce56">
            <text:p><text:s text:c="2"/>28 47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6588" table:style-name="ce56">
            <text:p><text:s text:c="2"/>66 588</text:p>
          </table:table-cell>
          <table:table-cell office:value-type="float" office:value="70626" table:style-name="ce56">
            <text:p><text:s text:c="2"/>70 62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50" table:style-name="ce57">
            <text:p><text:s text:c="2"/>7 0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50" table:style-name="ce57">
            <text:p><text:s text:c="2"/>7 050</text:p>
          </table:table-cell>
          <table:table-cell office:value-type="float" office:value="21186" table:style-name="ce57">
            <text:p><text:s text:c="2"/>21 18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914" table:style-name="ce57">
            <text:p><text:s text:c="2"/>27 9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914" table:style-name="ce57">
            <text:p><text:s text:c="2"/>27 914</text:p>
          </table:table-cell>
          <table:table-cell office:value-type="float" office:value="30660" table:style-name="ce57">
            <text:p><text:s text:c="2"/>30 66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79" table:style-name="ce57">
            <text:p><text:s text:c="2"/>42 8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79" table:style-name="ce57">
            <text:p><text:s text:c="2"/>42 879</text:p>
          </table:table-cell>
          <table:table-cell office:value-type="float" office:value="42879" table:style-name="ce57">
            <text:p><text:s text:c="2"/>42 879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510482" table:style-name="ce49">
            <text:p><text:s text:c="2"/>510 482</text:p>
          </table:table-cell>
          <table:table-cell office:value-type="float" office:value="835642" table:style-name="ce49">
            <text:p><text:s text:c="2"/>835 642</text:p>
          </table:table-cell>
          <table:table-cell office:value-type="float" office:value="66964" table:style-name="ce49">
            <text:p><text:s text:c="2"/>66 964</text:p>
          </table:table-cell>
          <table:table-cell office:value-type="float" office:value="2663159" table:style-name="ce49">
            <text:p><text:s/>2 663 159</text:p>
          </table:table-cell>
          <table:table-cell office:value-type="float" office:value="908951" table:style-name="ce49">
            <text:p><text:s text:c="2"/>908 951</text:p>
          </table:table-cell>
          <table:table-cell office:value-type="float" office:value="21941" table:style-name="ce49">
            <text:p><text:s text:c="2"/>21 941</text:p>
          </table:table-cell>
          <table:table-cell office:value-type="float" office:value="5007139" table:style-name="ce49">
            <text:p><text:s/>5 007 139</text:p>
          </table:table-cell>
          <table:table-cell office:value-type="float" office:value="8817540" table:style-name="ce49">
            <text:p><text:s/>8 817 540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1Z</dc:date>
    <meta:print-date>2007-02-01T11:21:41Z</meta:print-date>
  </office:meta>
</office:document-meta>
</file>